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  <style:font-face style:name="Consolas" svg:font-family="Consolas"/>
    <style:font-face style:name="돋움1" svg:font-family="돋움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8">
      <style:table-cell-properties style:vertical-align="middle" fo:background-color="transparent" style:cell-protect="protected"/>
      <style:text-properties fo:color="#000000" style:font-name="Consolas" style:font-name-asian="Consolas" style:font-name-complex="Consolas"/>
    </style:style>
    <style:style style:name="ce3" style:family="table-cell" style:parent-style-name="Excel_32_Built-in_32_Normal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onsolas" style:font-name-asian="Consolas" style:font-name-complex="Consolas"/>
    </style:style>
    <style:style style:name="ce4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nsolas" style:font-name-asian="Consolas" style:font-name-complex="Consolas" fo:font-weight="bold" style:font-weight-asian="bold" style:font-weight-complex="bold"/>
    </style:style>
    <style:style style:name="ce5" style:family="table-cell" style:parent-style-name="Excel_32_Built-in_32_Normal_32_1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nsolas" style:font-name-asian="Consolas" style:font-name-complex="Consolas" fo:font-weight="bold" style:font-weight-asian="bold" style:font-weight-complex="bold" style:font-family-generic="modern"/>
    </style:style>
    <style:style style:name="ce6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/>
      <style:text-properties fo:color="#006100" style:font-name="Consolas" style:font-name-asian="Consolas" style:font-name-complex="Consolas"/>
    </style:style>
    <style:style style:name="ce7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Consolas" style:font-name-asian="Consolas" style:font-name-complex="Consolas"/>
    </style:style>
    <style:style style:name="ce8" style:family="table-cell" style:parent-style-name="Excel_32_Built-in_32_Neutral" style:data-style-name="N48">
      <style:table-cell-properties fo:border="thin solid #000000" style:vertical-align="middle" fo:wrap-option="wrap" fo:background-color="#FFEB9C" style:cell-protect="protected" style:repeat-content="false"/>
      <style:paragraph-properties fo:text-align="start" fo:margin-left="0cm"/>
      <style:text-properties fo:color="#9C6500" style:font-name="Consolas" style:font-name-asian="Consolas" style:font-name-complex="Consolas"/>
    </style:style>
    <style:style style:name="ce9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onsolas" style:font-name-asian="Consolas" style:font-name-complex="Consolas"/>
    </style:style>
    <style:style style:name="ce10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</style:style>
    <style:style style:name="ce11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Consolas" style:font-name-asian="Consolas" style:font-name-complex="Consolas"/>
    </style:style>
    <style:style style:name="ce12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</style:style>
    <style:style style:name="ce13" style:family="table-cell" style:parent-style-name="Excel_32_Built-in_32_Good" style:data-style-name="N48">
      <style:table-cell-properties fo:border="thin solid #000000" style:vertical-align="middle" fo:wrap-option="wrap" fo:background-color="#FF0000" style:cell-protect="protected" style:repeat-content="false"/>
      <style:paragraph-properties fo:text-align="start" fo:margin-left="0cm"/>
      <style:text-properties fo:color="#006100" style:font-name="Consolas" style:font-name-asian="Consolas" style:font-name-complex="Consolas"/>
    </style:style>
    <style:style style:name="ce14" style:family="table-cell" style:parent-style-name="Excel_32_Built-in_32_Good" style:data-style-name="N48">
      <style:table-cell-properties fo:border="thin solid #000000" style:vertical-align="middle" fo:wrap-option="wrap" fo:background-color="#00FFFF" style:cell-protect="protected"/>
      <style:text-properties fo:color="#006100" style:font-name="Consolas" style:font-name-asian="Consolas" style:font-name-complex="Consolas"/>
    </style:style>
    <style:style style:name="ce15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</style:style>
    <style:style style:name="ce16" style:family="table-cell" style:parent-style-name="Excel_32_Built-in_32_Normal" style:data-style-name="N48">
      <style:table-cell-properties fo:border="thin solid #000000" style:vertical-align="middle" fo:wrap-option="wrap" fo:background-color="#00FF00" style:cell-protect="protected"/>
      <style:text-properties fo:color="#000000" style:font-name="Consolas" style:font-name-asian="Consolas" style:font-name-complex="Consolas"/>
    </style:style>
    <style:style style:name="ce17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</style:style>
    <style:style style:name="ce18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nsolas" style:font-name-asian="Consolas" style:font-name-complex="Consolas"/>
    </style:style>
    <style:style style:name="ce19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/>
      <style:text-properties fo:color="#006100" style:font-name="Consolas" style:font-name-asian="Consolas" style:font-name-complex="Consolas"/>
    </style:style>
    <style:style style:name="ce20" style:family="table-cell" style:parent-style-name="Excel_32_Built-in_32_Normal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nsolas" style:font-name-asian="Consolas" style:font-name-complex="Consolas"/>
    </style:style>
    <style:style style:name="ce21" style:family="table-cell" style:parent-style-name="Excel_32_Built-in_32_Normal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onsolas" style:font-name-asian="Consolas" style:font-name-complex="Consolas"/>
    </style:style>
    <style:style style:name="ce22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</style:style>
    <style:style style:name="ce23" style:family="table-cell" style:parent-style-name="Excel_32_Built-in_32_Normal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</style:style>
    <style:style style:name="ce24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onsolas" style:font-name-asian="Consolas" style:font-name-complex="Consolas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맑은 고딕1" style:font-name-asian="맑은 고딕1" style:font-name-complex="맑은 고딕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5" style:family="text" style:parent-style-name="Default">
      <style:text-properties fo:color="#000000" style:text-line-through-style="none" style:font-name="맑은 고딕1" style:font-name-asian="맑은 고딕1" style:font-name-complex="맑은 고딕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6" style:family="text" style:parent-style-name="Default">
      <style:text-properties fo:color="#000000" style:text-line-through-style="none" style:font-name="맑은 고딕1" style:font-name-asian="맑은 고딕1" style:font-name-complex="맑은 고딕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7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8" style:family="text" style:parent-style-name="Default">
      <style:text-properties fo:color="#9C65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9" style:family="text" style:parent-style-name="Default">
      <style:text-properties fo:color="#9C6500" style:text-line-through-style="none" style:font-name="돋움1" style:font-name-asian="돋움1" style:font-name-complex="돋움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10" style:family="text" style:parent-style-name="Default">
      <style:text-properties fo:color="#000000" style:text-line-through-style="none" style:font-name="돋움" style:font-name-asian="돋움" style:font-name-complex="돋움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1.92263888888889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18.6795833333333cm"/>
    </style:style>
    <style:style style:name="co4" style:family="table-column">
      <style:table-column-properties fo:break-before="auto" style:column-width="23.7772222222222cm"/>
    </style:style>
    <style:style style:name="co5" style:family="table-column">
      <style:table-column-properties fo:break-before="auto" style:column-width="12.1708333333333cm"/>
    </style:style>
    <style:style style:name="co6" style:family="table-column">
      <style:table-column-properties fo:break-before="auto" style:column-width="10.6186111111111cm"/>
    </style:style>
    <style:style style:name="co7" style:family="table-column">
      <style:table-column-properties fo:break-before="auto" style:column-width="20.3552777777778cm"/>
    </style:style>
    <style:style style:name="co8" style:family="table-column">
      <style:table-column-properties fo:break-before="auto" style:column-width="13.3702777777778cm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91.5pt" style:use-optimal-row-height="tru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ro6" style:family="table-row">
      <style:table-row-properties style:row-height="116pt" style:use-optimal-row-height="true" fo:break-before="auto"/>
    </style:style>
    <style:style style:name="ro7" style:family="table-row">
      <style:table-row-properties style:row-height="72.5pt" style:use-optimal-row-height="true" fo:break-before="auto"/>
    </style:style>
    <style:style style:name="ro8" style:family="table-row">
      <style:table-row-properties style:row-height="105pt" style:use-optimal-row-height="true" fo:break-before="auto"/>
    </style:style>
    <style:style style:name="ro9" style:family="table-row">
      <style:table-row-properties style:row-height="279.65pt" style:use-optimal-row-height="false" fo:break-before="auto"/>
    </style:style>
    <style:style style:name="ro10" style:family="table-row">
      <style:table-row-properties style:row-height="275.5pt" style:use-optimal-row-height="true" fo:break-before="auto"/>
    </style:style>
    <style:style style:name="ro11" style:family="table-row">
      <style:table-row-properties style:row-height="101.5pt" style:use-optimal-row-height="true" fo:break-before="auto"/>
    </style:style>
    <style:style style:name="ro12" style:family="table-row">
      <style:table-row-properties style:row-height="188.5pt" style:use-optimal-row-height="true" fo:break-before="auto"/>
    </style:style>
    <style:style style:name="ro13" style:family="table-row">
      <style:table-row-properties style:row-height="159.5pt" style:use-optimal-row-height="true" fo:break-before="auto"/>
    </style:style>
    <style:style style:name="ro14" style:family="table-row">
      <style:table-row-properties style:row-height="29pt" style:use-optimal-row-height="true" fo:break-before="auto"/>
    </style:style>
    <style:style style:name="ro15" style:family="table-row">
      <style:table-row-properties style:row-height="110pt" style:use-optimal-row-height="false" fo:break-before="auto"/>
    </style:style>
    <style:style style:name="ro16" style:family="table-row">
      <style:table-row-properties style:row-height="103.5pt" style:use-optimal-row-height="false" fo:break-before="auto"/>
    </style:style>
    <style:style style:name="ro17" style:family="table-row">
      <style:table-row-properties style:row-height="244.5pt" style:use-optimal-row-height="false" fo:break-before="auto"/>
    </style:style>
    <style:style style:name="ro18" style:family="table-row">
      <style:table-row-properties style:row-height="45pt" style:use-optimal-row-height="true" fo:break-before="auto"/>
    </style:style>
    <style:style style:name="ro19" style:family="table-row">
      <style:table-row-properties style:row-height="150pt" style:use-optimal-row-height="false" fo:break-before="auto"/>
    </style:style>
    <style:style style:name="ro20" style:family="table-row">
      <style:table-row-properties style:row-height="217.5pt" style:use-optimal-row-height="true" fo:break-before="auto"/>
    </style:style>
    <style:style style:name="ro21" style:family="table-row">
      <style:table-row-properties style:row-height="73.5pt" style:use-optimal-row-height="false" fo:break-before="auto"/>
    </style:style>
    <style:style style:name="ro22" style:family="table-row">
      <style:table-row-properties style:row-height="30pt" style:use-optimal-row-height="true" fo:break-before="auto"/>
    </style:style>
    <style:style style:name="ro23" style:family="table-row">
      <style:table-row-properties style:row-height="140pt" style:use-optimal-row-height="false" fo:break-before="auto"/>
    </style:style>
    <style:style style:name="ro24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Excel_32_Built-in_32_Normal" style:data-style-name="N48">
      <style:table-cell-properties style:vertical-align="middle" fo:background-color="transparent" style:cell-protect="protected"/>
      <style:text-properties fo:color="#000000" style:font-name="Consolas" style:font-name-asian="Consolas" style:font-name-complex="Consolas"/>
      <style:map style:condition="of:is-true-formula(LEFT([.E1];9)=&quot;[pending]&quot;)" style:apply-style-name="cf1" style:base-cell-address="Sheet1.E1"/>
    </style:style>
    <style:style style:name="ce26" style:family="table-cell" style:parent-style-name="Excel_32_Built-in_32_Normal_32_1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nsolas" style:font-name-asian="Consolas" style:font-name-complex="Consolas" fo:font-weight="bold" style:font-weight-asian="bold" style:font-weight-complex="bold" style:font-family-generic="modern"/>
      <style:map style:condition="of:is-true-formula(LEFT([.E1];9)=&quot;[pending]&quot;)" style:apply-style-name="cf1" style:base-cell-address="Sheet1.E1"/>
    </style:style>
    <style:style style:name="ce27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Consolas" style:font-name-asian="Consolas" style:font-name-complex="Consolas"/>
      <style:map style:condition="of:is-true-formula(LEFT([.E11];9)=&quot;[pending]&quot;)" style:apply-style-name="cf1" style:base-cell-address="Sheet1.E11"/>
    </style:style>
    <style:style style:name="ce28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  <style:map style:condition="of:is-true-formula(LEFT([.E1];9)=&quot;[pending]&quot;)" style:apply-style-name="cf1" style:base-cell-address="Sheet1.E1"/>
      <style:map style:condition="of:is-true-formula(LEFT([.E15];9)=&quot;[pending]&quot;)" style:apply-style-name="cf1" style:base-cell-address="Sheet1.E15"/>
    </style:style>
    <style:style style:name="ce29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Consolas" style:font-name-asian="Consolas" style:font-name-complex="Consolas"/>
      <style:map style:condition="of:is-true-formula(LEFT([.E18];9)=&quot;[pending]&quot;)" style:apply-style-name="cf1" style:base-cell-address="Sheet1.E18"/>
    </style:style>
    <style:style style:name="ce30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  <style:map style:condition="of:is-true-formula(LEFT([.E1];9)=&quot;[pending]&quot;)" style:apply-style-name="cf1" style:base-cell-address="Sheet1.E1"/>
    </style:style>
    <style:style style:name="ce31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Consolas" style:font-name-asian="Consolas" style:font-name-complex="Consolas"/>
      <style:map style:condition="of:is-true-formula(LEFT([.E1];9)=&quot;[pending]&quot;)" style:apply-style-name="cf1" style:base-cell-address="Sheet1.E1"/>
    </style:style>
    <style:style style:name="ce32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/>
      <style:text-properties fo:color="#006100" style:font-name="Consolas" style:font-name-asian="Consolas" style:font-name-complex="Consolas"/>
      <style:map style:condition="of:is-true-formula(LEFT([.E1];9)=&quot;[pending]&quot;)" style:apply-style-name="cf1" style:base-cell-address="Sheet1.E1"/>
    </style:style>
    <style:style style:name="ce33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59];9)=&quot;[pending]&quot;)" style:apply-style-name="cf1" style:base-cell-address="Sheet1.E59"/>
    </style:style>
    <style:style style:name="ce34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H59];9)=&quot;[pending]&quot;)" style:apply-style-name="cf1" style:base-cell-address="Sheet1.H59"/>
    </style:style>
    <style:style style:name="ce35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60];9)=&quot;[pending]&quot;)" style:apply-style-name="cf1" style:base-cell-address="Sheet1.E60"/>
    </style:style>
    <style:style style:name="ce36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65];9)=&quot;[pending]&quot;)" style:apply-style-name="cf1" style:base-cell-address="Sheet1.E65"/>
    </style:style>
    <style:style style:name="ce37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H61];9)=&quot;[pending]&quot;)" style:apply-style-name="cf1" style:base-cell-address="Sheet1.H61"/>
    </style:style>
    <style:style style:name="ce38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61];9)=&quot;[pending]&quot;)" style:apply-style-name="cf1" style:base-cell-address="Sheet1.E61"/>
    </style:style>
    <style:style style:name="ce39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54];9)=&quot;[pending]&quot;)" style:apply-style-name="cf1" style:base-cell-address="Sheet1.E54"/>
    </style:style>
    <style:style style:name="ce40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55];9)=&quot;[pending]&quot;)" style:apply-style-name="cf1" style:base-cell-address="Sheet1.E55"/>
    </style:style>
    <style:style style:name="ce41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Consolas" style:font-name-asian="Consolas" style:font-name-complex="Consolas"/>
      <style:map style:condition="of:is-true-formula(LEFT([.E56];9)=&quot;[pending]&quot;)" style:apply-style-name="cf1" style:base-cell-address="Sheet1.E56"/>
    </style:style>
    <style:style style:name="ce42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56];9)=&quot;[pending]&quot;)" style:apply-style-name="cf1" style:base-cell-address="Sheet1.E56"/>
    </style:style>
    <style:style style:name="ce43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1];9)=&quot;[pending]&quot;)" style:apply-style-name="cf1" style:base-cell-address="Sheet1.E1"/>
    </style:style>
    <style:style style:name="ce44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  <style:map style:condition="of:is-true-formula(LEFT([.E38];9)=&quot;[pending]&quot;)" style:apply-style-name="cf1" style:base-cell-address="Sheet1.E38"/>
    </style:style>
    <style:style style:name="ce45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39];9)=&quot;[pending]&quot;)" style:apply-style-name="cf1" style:base-cell-address="Sheet1.E39"/>
    </style:style>
    <style:style style:name="ce46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  <style:map style:condition="of:is-true-formula(LEFT([.E40];9)=&quot;[pending]&quot;)" style:apply-style-name="cf1" style:base-cell-address="Sheet1.E40"/>
      <style:map style:condition="of:is-true-formula(LEFT([.E40];9)=&quot;[pending]&quot;)" style:apply-style-name="cf1" style:base-cell-address="Sheet1.E40"/>
    </style:style>
    <style:style style:name="ce47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  <style:map style:condition="of:is-true-formula(LEFT([.E39];9)=&quot;[pending]&quot;)" style:apply-style-name="cf1" style:base-cell-address="Sheet1.E39"/>
    </style:style>
    <style:style style:name="ce48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  <style:map style:condition="of:is-true-formula(LEFT([.E1];9)=&quot;[pending]&quot;)" style:apply-style-name="cf1" style:base-cell-address="Sheet1.E1"/>
    </style:style>
    <style:style style:name="ce49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78];9)=&quot;[pending]&quot;)" style:apply-style-name="cf1" style:base-cell-address="Sheet1.E78"/>
    </style:style>
    <style:style style:name="ce50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Consolas" style:font-name-asian="Consolas" style:font-name-complex="Consolas"/>
      <style:map style:condition="of:is-true-formula(LEFT([.E82];9)=&quot;[pending]&quot;)" style:apply-style-name="cf1" style:base-cell-address="Sheet1.E82"/>
    </style:style>
    <style:style style:name="ce51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82];9)=&quot;[pending]&quot;)" style:apply-style-name="cf1" style:base-cell-address="Sheet1.E82"/>
    </style:style>
    <style:style style:name="ce52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Consolas" style:font-name-asian="Consolas" style:font-name-complex="Consolas"/>
      <style:map style:condition="of:is-true-formula(LEFT([.E85];9)=&quot;[pending]&quot;)" style:apply-style-name="cf1" style:base-cell-address="Sheet1.E85"/>
    </style:style>
    <style:style style:name="ce53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85];9)=&quot;[pending]&quot;)" style:apply-style-name="cf1" style:base-cell-address="Sheet1.E85"/>
    </style:style>
    <style:style style:name="ce54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Consolas" style:font-name-asian="Consolas" style:font-name-complex="Consolas"/>
      <style:map style:condition="of:is-true-formula(LEFT([.E1];9)=&quot;[pending]&quot;)" style:apply-style-name="cf1" style:base-cell-address="Sheet1.E1"/>
    </style:style>
    <style:style style:name="ce55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79];9)=&quot;[pending]&quot;)" style:apply-style-name="cf1" style:base-cell-address="Sheet1.E79"/>
    </style:style>
    <style:style style:name="ce56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81];9)=&quot;[pending]&quot;)" style:apply-style-name="cf1" style:base-cell-address="Sheet1.E81"/>
    </style:style>
    <style:style style:name="ce57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43];9)=&quot;[pending]&quot;)" style:apply-style-name="cf1" style:base-cell-address="Sheet1.E43"/>
    </style:style>
    <style:style style:name="ce58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44];9)=&quot;[pending]&quot;)" style:apply-style-name="cf1" style:base-cell-address="Sheet1.E44"/>
    </style:style>
    <style:style style:name="ce59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52];9)=&quot;[pending]&quot;)" style:apply-style-name="cf1" style:base-cell-address="Sheet1.E52"/>
    </style:style>
    <style:style style:name="ce60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  <style:map style:condition="of:is-true-formula(LEFT([.E24];9)=&quot;[pending]&quot;)" style:apply-style-name="cf1" style:base-cell-address="Sheet1.E24"/>
    </style:style>
    <style:style style:name="ce61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  <style:map style:condition="of:is-true-formula(LEFT([.E25];9)=&quot;[pending]&quot;)" style:apply-style-name="cf1" style:base-cell-address="Sheet1.E25"/>
    </style:style>
    <style:style style:name="ce62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  <style:map style:condition="of:is-true-formula(LEFT([.E26];9)=&quot;[pending]&quot;)" style:apply-style-name="cf1" style:base-cell-address="Sheet1.E26"/>
    </style:style>
    <style:style style:name="ce63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  <style:map style:condition="of:is-true-formula(LEFT([.E27];9)=&quot;[pending]&quot;)" style:apply-style-name="cf1" style:base-cell-address="Sheet1.E27"/>
    </style:style>
    <style:style style:name="ce64" style:family="table-cell" style:parent-style-name="Excel_32_Built-in_32_Good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6100" style:font-name="맑은 고딕1" style:font-name-asian="맑은 고딕1" style:font-name-complex="맑은 고딕1"/>
      <style:map style:condition="of:is-true-formula(LEFT([.E28];9)=&quot;[pending]&quot;)" style:apply-style-name="cf1" style:base-cell-address="Sheet1.E28"/>
    </style:style>
    <style:style style:name="ce65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1];9)=&quot;[pending]&quot;)" style:apply-style-name="cf1" style:base-cell-address="Sheet1.E1"/>
    </style:style>
    <style:style style:name="ce66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  <style:map style:condition="of:is-true-formula(LEFT([.E72];9)=&quot;[pending]&quot;)" style:apply-style-name="cf1" style:base-cell-address="Sheet1.E72"/>
    </style:style>
    <style:style style:name="ce67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Consolas" style:font-name-asian="Consolas" style:font-name-complex="Consolas"/>
      <style:map style:condition="of:is-true-formula(LEFT([.E73];9)=&quot;[pending]&quot;)" style:apply-style-name="cf1" style:base-cell-address="Sheet1.E73"/>
    </style:style>
    <style:style style:name="ce68" style:family="table-cell" style:parent-style-name="Excel_32_Built-in_32_Normal" style:data-style-name="N48">
      <style:table-cell-properties fo:border="thin solid #000000" style:vertical-align="middle" fo:wrap-option="wrap" fo:background-color="transparent" style:cell-protect="protected"/>
      <style:text-properties fo:color="#000000" style:font-name="맑은 고딕1" style:font-name-asian="맑은 고딕1" style:font-name-complex="맑은 고딕1"/>
      <style:map style:condition="of:is-true-formula(LEFT([.E70];9)=&quot;[pending]&quot;)" style:apply-style-name="cf1" style:base-cell-address="Sheet1.E70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ce2"/>
        <table:table-column table:style-name="co9" table:number-columns-repeated="15360" table:default-cell-style-name="ce1"/>
        <table:table-row table:style-name="ro1" table:visibility="collapse">
          <table:table-cell/>
          <table:table-cell table:style-name="ce3"/>
          <table:table-cell table:number-columns-repeated="2" table:style-name="ce2"/>
          <table:table-cell table:style-name="ce25"/>
          <table:table-cell table:number-columns-repeated="1019" table:style-name="ce2"/>
          <table:table-cell table:number-columns-repeated="15360"/>
        </table:table-row>
        <table:table-row table:style-name="ro2" table:visibility="collapse">
          <table:table-cell/>
          <table:table-cell table:style-name="ce3"/>
          <table:table-cell office:value-type="string" table:style-name="ce2">
            <text:p>*<text:s/><text:span text:style-name="T1">작성시</text:span><text:s/><text:span text:style-name="T1">유의사항</text:span></text:p>
          </table:table-cell>
          <table:table-cell table:style-name="ce2"/>
          <table:table-cell table:style-name="ce25"/>
          <table:table-cell table:number-columns-repeated="1019" table:style-name="ce2"/>
          <table:table-cell table:number-columns-repeated="15360"/>
        </table:table-row>
        <table:table-row table:style-name="ro2" table:visibility="collapse">
          <table:table-cell/>
          <table:table-cell table:style-name="ce3"/>
          <table:table-cell office:value-type="string" table:style-name="ce2">
            <text:p><text:span text:style-name="T1">아래는</text:span><text:s/><text:span text:style-name="T1">예시입니다</text:span>! 1<text:s/><text:span text:style-name="T1">행당</text:span><text:s/>1<text:span text:style-name="T1">개의</text:span><text:s/><text:span text:style-name="T1">쿼리가</text:span><text:s/><text:span text:style-name="T1">들어갈수있도록</text:span><text:s/><text:span text:style-name="T1">병합해주세요</text:span>!</text:p>
          </table:table-cell>
          <table:table-cell table:style-name="ce2"/>
          <table:table-cell table:style-name="ce25"/>
          <table:table-cell table:number-columns-repeated="1019" table:style-name="ce2"/>
          <table:table-cell table:number-columns-repeated="15360"/>
        </table:table-row>
        <table:table-row table:style-name="ro2" table:visibility="collapse">
          <table:table-cell/>
          <table:table-cell table:style-name="ce3"/>
          <table:table-cell office:value-type="string" table:style-name="ce2">
            <text:p>1<text:span text:style-name="T1">개의</text:span><text:s/><text:span text:style-name="T1">시트에</text:span><text:s/><text:span text:style-name="T1">전체</text:span><text:s/><text:span text:style-name="T1">테이블을</text:span><text:s/><text:span text:style-name="T1">넣어주세요</text:span></text:p>
          </table:table-cell>
          <table:table-cell table:style-name="ce2"/>
          <table:table-cell table:style-name="ce25"/>
          <table:table-cell table:number-columns-repeated="1019" table:style-name="ce2"/>
          <table:table-cell table:number-columns-repeated="15360"/>
        </table:table-row>
        <table:table-row table:style-name="ro2" table:visibility="collapse">
          <table:table-cell/>
          <table:table-cell table:style-name="ce3"/>
          <table:table-cell office:value-type="string" table:style-name="ce2">
            <text:p><text:span text:style-name="T1">의견부분은</text:span><text:s/><text:span text:style-name="T1">피드백</text:span><text:s/><text:span text:style-name="T1">쓰는공간입니다</text:span>!<text:s text:c="2"/><text:span text:style-name="T1">하얀</text:span><text:s/><text:span text:style-name="T1">부분만</text:span><text:s/><text:span text:style-name="T1">채워주시면됩니다</text:span>!</text:p>
          </table:table-cell>
          <table:table-cell table:style-name="ce2"/>
          <table:table-cell table:style-name="ce25"/>
          <table:table-cell table:number-columns-repeated="1019" table:style-name="ce2"/>
          <table:table-cell table:number-columns-repeated="15360"/>
        </table:table-row>
        <table:table-row table:style-name="ro2" table:visibility="collapse">
          <table:table-cell/>
          <table:table-cell table:style-name="ce3"/>
          <table:table-cell office:value-type="string" table:style-name="ce2">
            <text:p>DB<text:s/><text:span text:style-name="T1">가</text:span><text:s/><text:span text:style-name="T1">구분되어</text:span><text:s/><text:span text:style-name="T1">있지</text:span><text:s/><text:span text:style-name="T1">않다면</text:span><text:s/>B<text:s/><text:span text:style-name="T1">열은</text:span><text:s/><text:span text:style-name="T1">작성하지</text:span><text:s/><text:span text:style-name="T1">않으셔도</text:span><text:s/><text:span text:style-name="T1">됩니다</text:span>.</text:p>
          </table:table-cell>
          <table:table-cell table:style-name="ce2"/>
          <table:table-cell table:style-name="ce25"/>
          <table:table-cell table:number-columns-repeated="1019" table:style-name="ce2"/>
          <table:table-cell table:number-columns-repeated="15360"/>
        </table:table-row>
        <table:table-row table:number-rows-repeated="3" table:style-name="ro1" table:visibility="collapse">
          <table:table-cell/>
          <table:table-cell table:style-name="ce3"/>
          <table:table-cell table:number-columns-repeated="2" table:style-name="ce2"/>
          <table:table-cell table:style-name="ce25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4">
            <text:p>DB<text:s/><text:span text:style-name="T5">이름</text:span></text:p>
          </table:table-cell>
          <table:table-cell office:value-type="string" table:style-name="ce5">
            <text:p><text:span text:style-name="T5">테이블</text:span><text:s/><text:span text:style-name="T5">구조</text:span></text:p>
          </table:table-cell>
          <table:table-cell office:value-type="string" table:style-name="ce5">
            <text:p>쿼리</text:p>
          </table:table-cell>
          <table:table-cell office:value-type="string" table:style-name="ce26">
            <text:p>설명</text:p>
          </table:table-cell>
          <table:table-cell office:value-type="string" table:style-name="ce5">
            <text:p>의견</text:p>
          </table:table-cell>
          <table:table-cell office:value-type="string" table:style-name="ce5">
            <text:p>조인<text:span text:style-name="T5"><text:s/>쿼리<text:s/></text:span><text:span text:style-name="T5">/<text:s/></text:span><text:span text:style-name="T5">서브 쿼리</text:span></text:p>
          </table:table-cell>
          <table:table-cell office:value-type="string" table:style-name="ce5">
            <text:p>설명</text:p>
          </table:table-cell>
          <table:table-cell table:number-columns-repeated="16376"/>
        </table:table-row>
        <table:table-row table:style-name="ro3">
          <table:table-cell/>
          <table:table-cell office:value-type="string" table:number-columns-spanned="1" table:number-rows-spanned="13" table:style-name="ce18">
            <text:p>user</text:p>
          </table:table-cell>
          <table:table-cell office:value-type="string" table:number-columns-spanned="1" table:number-rows-spanned="13" table:style-name="ce19">
            <text:p>CREATE TABLE `user` (</text:p>
            <text:p><text:s text:c="2"/>`user_id` <text:s text:c="6"/>BIGINT <text:s text:c="7"/>NOT NULL <text:s text:c="5"/>AUTO_INCREMENT,</text:p>
            <text:p><text:s text:c="2"/>`hive_id` <text:s text:c="6"/>VARCHAR(30) <text:s text:c="2"/>NOT NULL,</text:p>
            <text:p><text:s text:c="2"/>`hive_uid` <text:s text:c="5"/>BIGINT <text:s text:c="7"/>NOT NULL,</text:p>
            <text:p><text:s text:c="2"/>`last_visit` <text:s text:c="3"/>TIMESTAMP <text:s text:c="4"/>NOT NULL,</text:p>
            <text:p><text:s text:c="2"/>`register_date` TIMESTAMP <text:s text:c="4"/>NOT NULL,</text:p>
            <text:p><text:s text:c="2"/>`last_update` <text:s text:c="2"/>TIMESTAMP <text:s text:c="4"/>NULL,</text:p>
            <text:p><text:s text:c="2"/>`unit_time` <text:s text:c="4"/>TIMESTAMP <text:s text:c="4"/>NOT NULL,</text:p>
            <text:p/>
            <text:p><text:s text:c="2"/>-- game infos</text:p>
            <text:p><text:s text:c="2"/>-- user map info</text:p>
            <text:p><text:s text:c="2"/>`territory_id` <text:s/>BIGINT <text:s text:c="7"/>NOT NULL,</text:p>
            <text:p><text:s text:c="2"/>`name` <text:s text:c="9"/>VARCHAR(30) <text:s text:c="2"/>NOT NULL,</text:p>
            <text:p><text:s text:c="2"/>`castle_level` <text:s/>BIGINT <text:s text:c="7"/>NOT NULL <text:s text:c="5"/>DEFAULT 1,</text:p>
            <text:p><text:s text:c="2"/>`is_upgrading` <text:s/>TINYINT <text:s text:c="6"/>NOT NULL <text:s text:c="5"/>DEFAULT FALSE,</text:p>
            <text:p><text:s text:c="2"/>`upgrade_finish_time` <text:s text:c="8"/>TIMESTAMP <text:s text:c="4"/>NOT NULL,</text:p>
            <text:p/>
            <text:p><text:s text:c="2"/>-- resource / manpower amount</text:p>
            <text:p><text:s text:c="2"/>`auto_generate_manpower` <text:s text:c="5"/>TINYINT <text:s text:c="6"/>NOT NULL <text:s text:c="3"/>DEFAULT TRUE,</text:p>
            <text:p><text:s text:c="2"/>`manpower_amount` <text:s text:c="12"/>BIGINT <text:s text:c="7"/>NOT NULL <text:s text:c="3"/>DEFAULT 0,</text:p>
            <text:p><text:s text:c="2"/>`appended_manpower` <text:s text:c="10"/>BIGINT <text:s text:c="7"/>NOT NULL <text:s text:c="3"/>DEFAULT 0,</text:p>
            <text:p><text:s text:c="2"/>`tactical_resource_amount` <text:s text:c="3"/>BIGINT <text:s text:c="7"/>NOT NULL <text:s text:c="3"/>DEFAULT 0,</text:p>
            <text:p><text:s text:c="2"/>`food_resource_amount` <text:s text:c="7"/>BIGINT <text:s text:c="7"/>NOT NULL <text:s text:c="3"/>DEFAULT 0,</text:p>
            <text:p><text:s text:c="2"/>`luxury_resource_amount` <text:s text:c="5"/>BIGINT <text:s text:c="7"/>NOT NULL <text:s text:c="3"/>DEFAULT 0,</text:p>
            <text:p/>
            <text:p><text:s text:c="2"/>-- statistical info</text:p>
            <text:p><text:s text:c="2"/>`war_requset` <text:s text:c="16"/>BIGINT <text:s text:c="7"/>NOT NULL <text:s text:c="3"/>DEFAULT 0,</text:p>
            <text:p><text:s text:c="2"/>`war_victory` <text:s text:c="16"/>BIGINT <text:s text:c="7"/>NOT NULL <text:s text:c="3"/>DEFAULT 0,</text:p>
            <text:p><text:s text:c="2"/>`war_defeated` <text:s text:c="15"/>BIGINT <text:s text:c="7"/>NOT NULL <text:s text:c="3"/>DEFAULT 0,</text:p>
            <text:p/>
            <text:p><text:s text:c="2"/>`despoil_defense_success` <text:s text:c="4"/>BIGINT <text:s text:c="7"/>NOT NULL <text:s text:c="3"/>DEFAULT 0,</text:p>
            <text:p><text:s text:c="2"/>`despoil_defense_fail` <text:s text:c="7"/>BIGINT <text:s text:c="7"/>NOT NULL <text:s text:c="3"/>DEFAULT 0,</text:p>
            <text:p/>
            <text:p><text:s text:c="2"/>`boss1_kill_count` <text:s text:c="11"/>BIGINT <text:s text:c="7"/>NOT NULL <text:s text:c="3"/>DEFAULT 0,</text:p>
            <text:p><text:s text:c="2"/>`boss2_kill_count` <text:s text:c="11"/>BIGINT <text:s text:c="7"/>NOT NULL <text:s text:c="3"/>DEFAULT 0,</text:p>
            <text:p><text:s text:c="2"/>`boss3_kill_count` <text:s text:c="11"/>BIGINT <text:s text:c="7"/>NOT NULL <text:s text:c="3"/>DEFAULT 0,</text:p>
            <text:p/>
            <text:p><text:s text:c="2"/>PRIMARY KEY (`user_id`),</text:p>
            <text:p><text:s text:c="2"/>UNIQUE INDEX `uk_hive` (`hive_id`, `hive_uid`),</text:p>
            <text:p><text:s text:c="2"/>UNIQUE INDEX `uk_territory` (`territory_id`),</text:p>
            <text:p><text:s text:c="2"/>UNIQUE INDEX `uk_name` (`name`)</text:p>
            <text:p>) COLLATE='utf8_unicode_ci' ENGINE=InnoDB;</text:p>
            <text:p/>
            <text:p>/**<text:s/><text:span text:style-name="T6">유저</text:span><text:span text:style-name="T7"><text:s/></text:span><text:span text:style-name="T6">정보</text:span><text:span text:style-name="T7"><text:s/></text:span><text:span text:style-name="T6">테이블</text:span><text:span text:style-name="T6"/></text:p>
            <text:p><text:span text:style-name="T7"><text:s text:c="2"/></text:span><text:span text:style-name="T7">* user_id:<text:s text:c="8"/></text:span><text:span text:style-name="T6">유저</text:span><text:span text:style-name="T7"><text:s/></text:span><text:span text:style-name="T7">id</text:span><text:span text:style-name="T7"/></text:p>
            <text:p><text:span text:style-name="T7"><text:s text:c="2"/></text:span><text:span text:style-name="T7">* hive_id:<text:s text:c="8"/></text:span><text:span text:style-name="T6">하이브</text:span><text:span text:style-name="T7"><text:s/></text:span><text:span text:style-name="T7">id</text:span><text:span text:style-name="T7"/></text:p>
            <text:p><text:span text:style-name="T7"><text:s text:c="2"/></text:span><text:span text:style-name="T7">* hive_uid:<text:s text:c="7"/></text:span><text:span text:style-name="T6">하이브</text:span><text:span text:style-name="T7"><text:s/></text:span><text:span text:style-name="T7">uid</text:span><text:span text:style-name="T7"/></text:p>
            <text:p><text:span text:style-name="T7"><text:s text:c="2"/></text:span><text:span text:style-name="T7">* last_visit:<text:s text:c="5"/></text:span><text:span text:style-name="T6">마지막</text:span><text:span text:style-name="T7"><text:s/></text:span><text:span text:style-name="T6">접속</text:span><text:span text:style-name="T7"><text:s/></text:span><text:span text:style-name="T6">일자</text:span><text:span text:style-name="T6"/></text:p>
            <text:p><text:span text:style-name="T7"><text:s text:c="2"/></text:span><text:span text:style-name="T7">* register_date:<text:s text:c="2"/></text:span><text:span text:style-name="T6">가입</text:span><text:span text:style-name="T7"><text:s/></text:span><text:span text:style-name="T6">일자</text:span><text:span text:style-name="T6"/></text:p>
            <text:p><text:span text:style-name="T7"><text:s text:c="2"/></text:span><text:span text:style-name="T7">* unit_time:<text:s text:c="6"/></text:span><text:span text:style-name="T6">유저에게</text:span><text:span text:style-name="T7"><text:s/></text:span><text:span text:style-name="T6">적용된</text:span><text:span text:style-name="T7"><text:s/></text:span><text:span text:style-name="T6">단위</text:span><text:span text:style-name="T7"><text:s/></text:span><text:span text:style-name="T6">시간</text:span><text:span text:style-name="T6"/></text:p>
            <text:p><text:span text:style-name="T6"/></text:p>
            <text:p><text:span text:style-name="T7"><text:s text:c="2"/></text:span><text:span text:style-name="T7">#####<text:s/></text:span><text:span text:style-name="T6">게임</text:span><text:span text:style-name="T7"><text:s/></text:span><text:span text:style-name="T6">내</text:span><text:span text:style-name="T7"><text:s/></text:span><text:span text:style-name="T6">유저</text:span><text:span text:style-name="T7"><text:s/></text:span><text:span text:style-name="T6">정보</text:span><text:span text:style-name="T7"><text:s/></text:span><text:span text:style-name="T7">######</text:span><text:span text:style-name="T7"/></text:p>
            <text:p><text:span text:style-name="T7"><text:s text:c="2"/></text:span><text:span text:style-name="T7">#<text:s/></text:span><text:span text:style-name="T6">영토</text:span><text:span text:style-name="T6"/></text:p>
            <text:p><text:span text:style-name="T7"><text:s text:c="2"/></text:span><text:span text:style-name="T7">* territory_id:<text:s text:c="3"/></text:span><text:span text:style-name="T6">영토</text:span><text:span text:style-name="T7"><text:s/></text:span><text:span text:style-name="T7">id (</text:span><text:span text:style-name="T6">기획</text:span><text:span text:style-name="T7">)</text:span><text:span text:style-name="T7"/></text:p>
            <text:p><text:span text:style-name="T7"><text:s text:c="2"/></text:span><text:span text:style-name="T7">* name:<text:s text:c="11"/></text:span><text:span text:style-name="T6">영주</text:span><text:span text:style-name="T7"><text:s/></text:span><text:span text:style-name="T6">이름</text:span><text:span text:style-name="T6"/></text:p>
            <text:p><text:span text:style-name="T7"><text:s text:c="2"/></text:span><text:span text:style-name="T7">* castle_level:<text:s text:c="3"/></text:span><text:span text:style-name="T6">성</text:span><text:span text:style-name="T7"><text:s/></text:span><text:span text:style-name="T6">레벨</text:span><text:span text:style-name="T6"/></text:p>
            <text:p><text:span text:style-name="T7"><text:s text:c="2"/></text:span><text:span text:style-name="T7">* is_upgrading:<text:s text:c="3"/></text:span><text:span text:style-name="T6">현재</text:span><text:span text:style-name="T7"><text:s/></text:span><text:span text:style-name="T6">업그레이드</text:span><text:span text:style-name="T7"><text:s/></text:span><text:span text:style-name="T6">진행</text:span><text:span text:style-name="T7"><text:s/></text:span><text:span text:style-name="T6">여부</text:span><text:span text:style-name="T7"><text:s/></text:span><text:span text:style-name="T7">- TRUE :<text:s/></text:span><text:span text:style-name="T6">업그레이드</text:span><text:span text:style-name="T7"><text:s/></text:span><text:span text:style-name="T6">진행</text:span><text:span text:style-name="T7"><text:s/></text:span><text:span text:style-name="T6">중</text:span><text:span text:style-name="T7">, FALSE :<text:s/></text:span><text:span text:style-name="T6">업그레이드</text:span><text:span text:style-name="T7"><text:s/></text:span><text:span text:style-name="T6">완료</text:span><text:span text:style-name="T6"/></text:p>
            <text:p><text:span text:style-name="T7"><text:s text:c="2"/></text:span><text:span text:style-name="T7">* upgrade_finish_time:<text:s text:c="8"/></text:span><text:span text:style-name="T6">성</text:span><text:span text:style-name="T7"><text:s/></text:span><text:span text:style-name="T6">업그레이드</text:span><text:span text:style-name="T7"><text:s/></text:span><text:span text:style-name="T6">완료</text:span><text:span text:style-name="T7"><text:s/></text:span><text:span text:style-name="T6">시간</text:span><text:span text:style-name="T6"/></text:p>
            <text:p><text:span text:style-name="T6"/></text:p>
            <text:p><text:span text:style-name="T7"><text:s text:c="2"/></text:span><text:span text:style-name="T7">#<text:s/></text:span><text:span text:style-name="T6">자원</text:span><text:span text:style-name="T7"><text:s/></text:span><text:span text:style-name="T7">/<text:s/></text:span><text:span text:style-name="T6">인구</text:span><text:span text:style-name="T6"/></text:p>
            <text:p><text:span text:style-name="T7"><text:s text:c="2"/></text:span><text:span text:style-name="T7">* auto_generate_manpower:<text:s text:c="5"/></text:span><text:span text:style-name="T6">인구</text:span><text:span text:style-name="T7"><text:s/></text:span><text:span text:style-name="T6">자동</text:span><text:span text:style-name="T7"><text:s/></text:span><text:span text:style-name="T6">생산</text:span><text:span text:style-name="T7"><text:s/></text:span><text:span text:style-name="T7">flag</text:span><text:span text:style-name="T7"/></text:p>
            <text:p><text:span text:style-name="T7"><text:s text:c="2"/></text:span><text:span text:style-name="T7">* manpower_amount:<text:s text:c="12"/></text:span><text:span text:style-name="T6">총</text:span><text:span text:style-name="T7"><text:s/></text:span><text:span text:style-name="T6">인구</text:span><text:span text:style-name="T6"/></text:p>
            <text:p><text:span text:style-name="T7"><text:s text:c="2"/></text:span><text:span text:style-name="T7">* appended_manpower:<text:s text:c="10"/></text:span><text:span text:style-name="T6">버프로</text:span><text:span text:style-name="T7"><text:s/></text:span><text:span text:style-name="T6">인해</text:span><text:span text:style-name="T7"><text:s/></text:span><text:span text:style-name="T6">추가된</text:span><text:span text:style-name="T7"><text:s/></text:span><text:span text:style-name="T6">인구</text:span><text:span text:style-name="T6"/></text:p>
            <text:p><text:span text:style-name="T7"><text:s text:c="2"/></text:span><text:span text:style-name="T7">* tactical_resource_amount:<text:s text:c="3"/></text:span><text:span text:style-name="T6">총</text:span><text:span text:style-name="T7"><text:s/></text:span><text:span text:style-name="T6">전략</text:span><text:span text:style-name="T7"><text:s/></text:span><text:span text:style-name="T6">자원</text:span><text:span text:style-name="T6"/></text:p>
            <text:p><text:span text:style-name="T7"><text:s text:c="2"/></text:span><text:span text:style-name="T7">* food_resource_amount:<text:s text:c="7"/></text:span><text:span text:style-name="T6">총</text:span><text:span text:style-name="T7"><text:s/></text:span><text:span text:style-name="T6">식량</text:span><text:span text:style-name="T7"><text:s/></text:span><text:span text:style-name="T6">자원</text:span><text:span text:style-name="T6"/></text:p>
            <text:p><text:span text:style-name="T7"><text:s text:c="2"/></text:span><text:span text:style-name="T7">* luxury_resource_amount:<text:s text:c="5"/></text:span><text:span text:style-name="T6">총</text:span><text:span text:style-name="T7"><text:s/></text:span><text:span text:style-name="T6">사치</text:span><text:span text:style-name="T7"><text:s/></text:span><text:span text:style-name="T6">자원</text:span><text:span text:style-name="T6"/></text:p>
            <text:p><text:span text:style-name="T6"/></text:p>
            <text:p><text:span text:style-name="T7"><text:s text:c="2"/></text:span><text:span text:style-name="T7">#<text:s/></text:span><text:span text:style-name="T6">유저</text:span><text:span text:style-name="T7"><text:s/></text:span><text:span text:style-name="T6">스펙</text:span><text:span text:style-name="T6"/></text:p>
            <text:p><text:span text:style-name="T7"><text:s text:c="2"/></text:span><text:span text:style-name="T7">* attack_point:<text:s text:c="3"/></text:span><text:span text:style-name="T6">현재</text:span><text:span text:style-name="T7"><text:s/></text:span><text:span text:style-name="T6">공격력</text:span><text:span text:style-name="T6"/></text:p>
            <text:p><text:span text:style-name="T7"><text:s text:c="2"/></text:span><text:span text:style-name="T7">* defence_point:<text:s text:c="2"/></text:span><text:span text:style-name="T6">현재</text:span><text:span text:style-name="T7"><text:s/></text:span><text:span text:style-name="T6">방어력</text:span><text:span text:style-name="T6"/></text:p>
            <text:p><text:span text:style-name="T7"><text:s text:c="2"/></text:span><text:span text:style-name="T7">* loyality:<text:s text:c="7"/></text:span><text:span text:style-name="T6">현재</text:span><text:span text:style-name="T7"><text:s/></text:span><text:span text:style-name="T6">충성도</text:span><text:span text:style-name="T6"/></text:p>
            <text:p><text:span text:style-name="T6"/></text:p>
            <text:p><text:span text:style-name="T7"><text:s text:c="2"/></text:span><text:span text:style-name="T7">#####<text:s/></text:span><text:span text:style-name="T6">통계적</text:span><text:span text:style-name="T7"><text:s/></text:span><text:span text:style-name="T6">수치</text:span><text:span text:style-name="T7"><text:s/></text:span><text:span text:style-name="T7">#####</text:span><text:span text:style-name="T7"/></text:p>
            <text:p><text:span text:style-name="T7"><text:s text:c="2"/></text:span><text:span text:style-name="T7">#<text:s/></text:span><text:span text:style-name="T6">선전포고</text:span><text:span text:style-name="T6"/></text:p>
            <text:p><text:span text:style-name="T7"><text:s text:c="2"/></text:span><text:span text:style-name="T7">* war_requset:<text:s text:c="4"/></text:span><text:span text:style-name="T6">선전포고</text:span><text:span text:style-name="T7"><text:s/></text:span><text:span text:style-name="T6">횟수</text:span><text:span text:style-name="T6"/></text:p>
            <text:p><text:span text:style-name="T7"><text:s text:c="2"/></text:span><text:span text:style-name="T7">* war_victory:<text:s text:c="4"/></text:span><text:span text:style-name="T6">전쟁</text:span><text:span text:style-name="T7"><text:s/></text:span><text:span text:style-name="T6">승리</text:span><text:span text:style-name="T7"><text:s/></text:span><text:span text:style-name="T6">횟수</text:span><text:span text:style-name="T6"/></text:p>
            <text:p><text:span text:style-name="T7"><text:s text:c="2"/></text:span><text:span text:style-name="T7">* war_defeated:<text:s text:c="3"/></text:span><text:span text:style-name="T6">전쟁</text:span><text:span text:style-name="T7"><text:s/></text:span><text:span text:style-name="T6">패배</text:span><text:span text:style-name="T7"><text:s/></text:span><text:span text:style-name="T6">횟수</text:span><text:span text:style-name="T6"/></text:p>
            <text:p><text:span text:style-name="T6"/></text:p>
            <text:p><text:span text:style-name="T7"><text:s text:c="2"/></text:span><text:span text:style-name="T7">#<text:s/></text:span><text:span text:style-name="T6">전쟁</text:span><text:span text:style-name="T7"><text:s/></text:span><text:span text:style-name="T6">방어</text:span><text:span text:style-name="T6"/></text:p>
            <text:p><text:span text:style-name="T7"><text:s text:c="2"/></text:span><text:span text:style-name="T7">* despoil_defense:<text:s text:c="4"/></text:span><text:span text:style-name="T6">전쟁</text:span><text:span text:style-name="T7"><text:s/></text:span><text:span text:style-name="T6">방어</text:span><text:span text:style-name="T7"><text:s/></text:span><text:span text:style-name="T6">성공</text:span><text:span text:style-name="T7"><text:s/></text:span><text:span text:style-name="T6">횟수</text:span><text:span text:style-name="T6"/></text:p>
            <text:p><text:span text:style-name="T7"><text:s text:c="2"/></text:span><text:span text:style-name="T7">* despoil_fail:<text:s text:c="7"/></text:span><text:span text:style-name="T6">전쟁</text:span><text:span text:style-name="T7"><text:s/></text:span><text:span text:style-name="T6">방어</text:span><text:span text:style-name="T7"><text:s/></text:span><text:span text:style-name="T6">실패</text:span><text:span text:style-name="T7"><text:s/></text:span><text:span text:style-name="T6">횟수</text:span><text:span text:style-name="T6"/></text:p>
            <text:p><text:span text:style-name="T6"/></text:p>
            <text:p><text:span text:style-name="T7"><text:s text:c="2"/></text:span><text:span text:style-name="T7">#<text:s/></text:span><text:span text:style-name="T6">보스</text:span><text:span text:style-name="T7"><text:s/></text:span><text:span text:style-name="T6">처치</text:span><text:span text:style-name="T6"/></text:p>
            <text:p><text:span text:style-name="T7"><text:s text:c="2"/></text:span><text:span text:style-name="T7">* boss{id}_kill_count:<text:s text:c="2"/></text:span><text:span text:style-name="T6">보스</text:span><text:span text:style-name="T7"><text:s/></text:span><text:span text:style-name="T6">처치</text:span><text:span text:style-name="T7"><text:s/></text:span><text:span text:style-name="T6">횟수</text:span><text:span text:style-name="T6"/></text:p>
            <text:p><text:span text:style-name="T7">*/</text:span></text:p>
          </table:table-cell>
          <table:table-cell office:value-type="string" table:style-name="ce7">
            <text:p>INSERT INTO `user` (</text:p>
            <text:p><text:s text:c="2"/>`hive_id`,</text:p>
            <text:p><text:s text:c="2"/>`hive_uid`,</text:p>
            <text:p><text:s text:c="2"/>`last_visit`,</text:p>
            <text:p><text:s text:c="2"/>`register_date`,</text:p>
            <text:p><text:s text:c="2"/>`last_update`,</text:p>
            <text:p><text:s text:c="2"/>`unit_time`,</text:p>
            <text:p><text:s text:c="2"/>`territory_id`,</text:p>
            <text:p><text:s text:c="2"/>`name`,</text:p>
            <text:p><text:s text:c="2"/>`manpower_amount`,</text:p>
            <text:p><text:s text:c="2"/>`tactical_resource_amount`,</text:p>
            <text:p><text:s text:c="2"/>`food_resource_amount`,</text:p>
            <text:p><text:s text:c="2"/>`luxury_resource_amount`</text:p>
            <text:p>) VALUES (</text:p>
            <text:p><text:s text:c="2"/>{hive_id},</text:p>
            <text:p><text:s text:c="2"/>{hive_uid},</text:p>
            <text:p><text:s text:c="2"/>NOW(),</text:p>
            <text:p><text:s text:c="2"/>NOW(),</text:p>
            <text:p><text:s text:c="2"/>NOW(),</text:p>
            <text:p><text:s text:c="2"/>{PLAN_UNIT_TIME},</text:p>
            <text:p><text:s text:c="2"/>{selected_territory_id},</text:p>
            <text:p><text:s text:c="2"/>{user_name},</text:p>
            <text:p><text:s text:c="2"/>{initial_manpower},</text:p>
            <text:p><text:s text:c="2"/>{initial_tactical_resource_amount},</text:p>
            <text:p><text:s text:c="2"/>{initial_food_resource_amount},</text:p>
            <text:p><text:s text:c="2"/>{initial_luxury_resource_amount}</text:p>
            <text:p>);</text:p>
          </table:table-cell>
          <table:table-cell office:value-type="string" table:style-name="ce27">
            <text:p>유저<text:span text:style-name="T6"><text:s/>회원가입시 정보 추가</text:span></text:p>
          </table:table-cell>
          <table:table-cell office:value-type="string" table:style-name="ce8">
            <text:p>*<text:s/><text:span text:style-name="T9">테이블을</text:span><text:s/><text:span text:style-name="T9">기능과</text:span><text:s/><text:span text:style-name="T9">정보</text:span><text:s/><text:span text:style-name="T9">별로</text:span><text:s/><text:span text:style-name="T9">나눠줘야</text:span><text:s/><text:span text:style-name="T9">할것같아요</text:span>.</text:p>
            <text:p><text:span text:style-name="T9">예를들면</text:span>.<text:s/><text:span text:style-name="T9">유저의</text:span><text:s/><text:span text:style-name="T9">플랫폼</text:span><text:s/><text:span text:style-name="T9">정보는</text:span><text:s/><text:span text:style-name="T9">별도구</text:span><text:span text:style-name="T9"/></text:p>
            <text:p><text:span text:style-name="T9">유저의</text:span><text:s/><text:span text:style-name="T9">인게임내의</text:span><text:s/><text:span text:style-name="T9">정보는</text:span><text:s/><text:span text:style-name="T9">플랫폼정보와</text:span><text:s/><text:span text:style-name="T9">상관없이</text:span><text:s/><text:span text:style-name="T9">변형될수</text:span><text:s/><text:span text:style-name="T9">있습니다</text:span>.</text:p>
            <text:p><text:span text:style-name="T9">인게임내의</text:span><text:s/><text:span text:style-name="T9">정보들중에도</text:span></text:p>
            <text:p><text:span text:style-name="T9">자원과</text:span><text:s/><text:span text:style-name="T9">인구</text:span><text:s/><text:span text:style-name="T9">는</text:span><text:s/><text:span text:style-name="T9">유저의</text:span><text:s/><text:span text:style-name="T9">통계적</text:span><text:s/><text:span text:style-name="T9">수치와는</text:span><text:s/><text:span text:style-name="T9">별도로</text:span><text:s/><text:span text:style-name="T9">데이터가</text:span><text:s/><text:span text:style-name="T9">바뀔거구요</text:span>.</text:p>
            <text:p/>
            <text:p>* utf8_unicode_ci<text:s/><text:span text:style-name="T9">로</text:span><text:s/><text:span text:style-name="T9">설정한</text:span><text:s/><text:span text:style-name="T9">이유는</text:span>?</text:p>
          </table:table-cell>
          <table:table-cell table:style-name="ce9"/>
          <table:table-cell table:style-name="ce10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7">
            <text:p>SELECT *</text:p>
            <text:p>FROM `user`</text:p>
            <text:p>WHERE `hive_uid` = {hive_uid}</text:p>
            <text:p><text:s text:c="2"/>AND `hive_id` = {hive_id};</text:p>
          </table:table-cell>
          <table:table-cell office:value-type="string" table:style-name="ce31">
            <text:p><text:span text:style-name="T6">하이브</text:span><text:span text:style-name="T7"><text:s/></text:span><text:span text:style-name="T6">정보를</text:span><text:span text:style-name="T7"><text:s/></text:span><text:span text:style-name="T6">통해</text:span><text:span text:style-name="T7"><text:s/></text:span><text:span text:style-name="T6">로그인</text:span><text:span text:style-name="T7"><text:s/></text:span><text:span text:style-name="T6">시도한</text:span><text:span text:style-name="T7"><text:s/></text:span><text:span text:style-name="T6">유저가</text:span><text:span text:style-name="T7"><text:s/></text:span><text:span text:style-name="T7">Valid<text:s/></text:span><text:span text:style-name="T6">한</text:span><text:span text:style-name="T7"><text:s/></text:span><text:span text:style-name="T6">유저인지</text:span><text:span text:style-name="T7"><text:s/></text:span><text:span text:style-name="T6">확인</text:span>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SELECT *</text:p>
            <text:p>FROM `user`</text:p>
            <text:p>WHERE `user_id` = {user_id}</text:p>
          </table:table-cell>
          <table:table-cell office:value-type="string" table:style-name="ce31">
            <text:p><text:span text:style-name="T6">유저</text:span><text:span text:style-name="T7"><text:s/></text:span><text:span text:style-name="T7">ID</text:span><text:span text:style-name="T6">를</text:span><text:span text:style-name="T7"><text:s/></text:span><text:span text:style-name="T6">통해</text:span><text:span text:style-name="T7"><text:s/></text:span><text:span text:style-name="T6">유저정보</text:span><text:span text:style-name="T7"><text:s/></text:span><text:span text:style-name="T6">조회</text:span>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SELECT *</text:p>
            <text:p>FROM `user`</text:p>
            <text:p>WHERE `name` = {input_name};</text:p>
          </table:table-cell>
          <table:table-cell office:value-type="string" table:style-name="ce31">
            <text:p>유저<text:span text:style-name="T6"><text:s/>이름이 사용중인지 조회</text:span>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6">
          <table:table-cell/>
          <table:covered-table-cell/>
          <table:covered-table-cell/>
          <table:table-cell office:value-type="string" table:style-name="ce7">
            <text:p>UPDATE `user`</text:p>
            <text:p>SET `manpower_amount` = {manpower_amount}</text:p>
            <text:p><text:s text:c="4"/>`appended_manpower` = {appended_manpower}</text:p>
            <text:p><text:s text:c="4"/>`tactical_resource_amount` = {tactical_resource_amount}</text:p>
            <text:p><text:s text:c="4"/>`food_resource_amount` = {food_resource_amount}</text:p>
            <text:p><text:s text:c="4"/>`luxury_resource_amount` = {luxury_resource_amount}</text:p>
            <text:p><text:s text:c="4"/>`last_update` = NOW()</text:p>
            <text:p>WHERE `user_id` = {user_id};</text:p>
          </table:table-cell>
          <table:table-cell office:value-type="string" table:style-name="ce28">
            <text:p>유저 정보 갱신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UPDATE `user`</text:p>
            <text:p>SET `food_resource_amount` = `food_resource_amount` - {resource}</text:p>
            <text:p>WHERE `user_id` = {user_id};</text:p>
          </table:table-cell>
          <table:table-cell office:value-type="string" table:style-name="ce30">
            <text:p>유저 식량자원 감소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UPDATE `user`</text:p>
            <text:p>SET `food_resource_amount` = `food_resource_amount` + {half_resource}</text:p>
            <text:p>WHERE `user_id` = {user_id}</text:p>
          </table:table-cell>
          <table:table-cell office:value-type="string" table:style-name="ce30">
            <text:p>전쟁 출전 취소로 인한 식량자원 절반 반환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7">
            <text:p>UPDATE `user`</text:p>
            <text:p>SET `tactical_resource_amount` = `tactical_resource_amount` - {tactical_resource},</text:p>
            <text:p><text:s text:c="4"/>`food_resource_amount` = `food_resource_amount` - {food_resource},</text:p>
            <text:p><text:s text:c="4"/>`luxury_resource_amount` = `luxury_resource_amount` - {luxury_resource}</text:p>
            <text:p>WHERE `user_id` = {user_id};</text:p>
          </table:table-cell>
          <table:table-cell office:value-type="string" table:style-name="ce29">
            <text:p>동맹<text:span text:style-name="T6"><text:s/>유저에게 자원 첨부 우편 보내기</text:span>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7">
            <text:p>UPDATE `user`</text:p>
            <text:p>SET `tactical_resource_amount` = `tactical_resource_amount` + {tactical_resource},</text:p>
            <text:p><text:s text:c="4"/>`food_resource_amount` = `food_resource_amount` + {food_resource},</text:p>
            <text:p><text:s text:c="4"/>`luxury_resource_amount` = `luxury_resource_amount` + {luxury_resource}</text:p>
            <text:p>WHERE `user_id` = {user_id};</text:p>
          </table:table-cell>
          <table:table-cell office:value-type="string" table:style-name="ce29">
            <text:p>다른<text:span text:style-name="T6"><text:s/>유저에게 받은 자원 우편 받기</text:span>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6">
          <table:table-cell/>
          <table:covered-table-cell/>
          <table:covered-table-cell/>
          <table:table-cell office:value-type="string" table:style-name="ce7">
            <text:p>UPDATE `user`</text:p>
            <text:p>SET `manpower_amount` = `manpower_amount` + {manpower_amount_diff}</text:p>
            <text:p><text:s text:c="4"/>`appended_manpower` = `appended_manpower` + {appended_manpower_diff}</text:p>
            <text:p><text:s text:c="4"/>`tactical_resource_amount` = `tactical_resource_amount` + {tactical_resource_amount_diff}</text:p>
            <text:p><text:s text:c="4"/>`food_resource_amount` = `food_resource_amount` + {food_resource_amount_diff}</text:p>
            <text:p><text:s text:c="4"/>`luxury_resource_amount` = `luxury_resource_amount` + {luxury_resource_amount_diff}</text:p>
            <text:p><text:s text:c="4"/>`last_update` = NOW()</text:p>
            <text:p>WHERE `user_id` = {user_id};</text:p>
          </table:table-cell>
          <table:table-cell office:value-type="string" table:style-name="ce29">
            <text:p>정산으로<text:span text:style-name="T6"><text:s/>인한 유저 데이터 갱신</text:span>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SELECT *</text:p>
            <text:p>FROM `user`</text:p>
            <text:p>WHERE `territory_id` = {territory_id};</text:p>
          </table:table-cell>
          <table:table-cell office:value-type="string" table:style-name="ce30">
            <text:p>상대 영토 정보 조회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8">
          <table:table-cell/>
          <table:covered-table-cell/>
          <table:covered-table-cell/>
          <table:table-cell office:value-type="string" table:style-name="ce13">
            <text:p>UPDATE `user`</text:p>
            <text:p>SET `tactical_resource_amount` = `tactical_resource_amount` + {boss_reward_tactical_resource_amount},</text:p>
            <text:p><text:s text:c="4"/>`food_resource_amount` = `food_resource_amount` + {boss_reward_food_resource_amount},</text:p>
            <text:p><text:s text:c="4"/>`luxury_resource_amount` = `luxury_resource_amount` + {boss_reward_luxury_resource_amount}</text:p>
            <text:p>WHERE `user_id` IN ({user_participation});</text:p>
          </table:table-cell>
          <table:table-cell office:value-type="string" table:style-name="ce30">
            <text:p>다수의 유저들 정보 갱신</text:p>
          </table:table-cell>
          <table:table-cell office:value-type="string" table:style-name="ce8">
            <text:p>*<text:s/><text:span text:style-name="T9">빈도수에</text:span><text:s/><text:span text:style-name="T9">따라서</text:span>..<text:span text:style-name="T9">다를거같은데</text:span>..</text:p>
            <text:p><text:span text:style-name="T9">보상이면</text:span><text:s/><text:span text:style-name="T9">유저가</text:span><text:s/><text:span text:style-name="T9">로그인할때</text:span><text:s/><text:span text:style-name="T9">레이드</text:span><text:s/><text:span text:style-name="T9">확인이나</text:span><text:s/><text:span text:style-name="T9">전쟁기록</text:span><text:s/><text:span text:style-name="T9">확인을</text:span><text:s/><text:span text:style-name="T9">통해</text:span><text:s/><text:span text:style-name="T9">수령하도록하면</text:span><text:s/><text:span text:style-name="T9">한번에</text:span><text:s/><text:span text:style-name="T9">대량의</text:span><text:s/><text:span text:style-name="T9">디스크작업이</text:span><text:s/><text:span text:style-name="T9">발생하지</text:span><text:s/><text:span text:style-name="T9">않을수</text:span><text:s/><text:span text:style-name="T9">있을것같아요</text:span>.</text:p>
            <text:p>*<text:s/><text:span text:style-name="T9">요쿼리가</text:span><text:s/><text:span text:style-name="T9">실행되는게</text:span>..<text:s/><text:span text:style-name="T9">일괄적이라면</text:span>..<text:span text:style-name="T9">유저가</text:span><text:s/><text:span text:style-name="T9">모르는</text:span><text:s/><text:span text:style-name="T9">사이에</text:span><text:s/><text:span text:style-name="T9">재화량이</text:span><text:s/><text:span text:style-name="T9">변동될꺼같은데요</text:span>.<text:s/><text:span text:style-name="T9">우편함으로</text:span><text:s/><text:span text:style-name="T9">전송해준다거나</text:span><text:s/><text:span text:style-name="T9">하는건</text:span><text:s/><text:span text:style-name="T9">어떨까요</text:span>?</text:p>
          </table:table-cell>
          <table:table-cell table:number-columns-repeated="2" table:style-name="ce11"/>
          <table:table-cell table:number-columns-repeated="16376"/>
        </table:table-row>
        <table:table-row table:style-name="ro9">
          <table:table-cell/>
          <table:covered-table-cell/>
          <table:covered-table-cell/>
          <table:table-cell office:value-type="string" table:style-name="ce6">
            <text:p>UPDATE `user`</text:p>
            <text:p>SET `is_upgrading` = FALSE,</text:p>
            <text:p><text:s text:c="4"/>`castle_level` = `castle_level` + 1</text:p>
            <text:p><text:s text:c="4"/>--`last_update` = NOW()</text:p>
            <text:p>WHERE `user_id` = {user_id}</text:p>
            <text:p><text:s text:c="2"/>AND `is_upgrading` = TRUE</text:p>
            <text:p><text:s text:c="2"/>AND `upgrade_finish_time` &lt;= NOW();</text:p>
          </table:table-cell>
          <table:table-cell office:value-type="string" table:style-name="ce32">
            <office:annotation office:display="true" draw:style-name="a0" svg:x="17.9236111111111in" svg:y="19.75in" svg:width="2.24305555555556in" svg:height="1.0625in">
              <dc:creator/>
              <text:p><text:span text:style-name="T10">[pending]<text:s/></text:span><text:span text:style-name="T10">이라고 써져있는 쿼리는 유처에게서 요청을 받고 완료 시간이 지났는데 완료 요청을 받지 않아 처리되지 않은 데이터를 처리하기 위한 쿼리입니다</text:span><text:span text:style-name="T10">.</text:span></text:p>
            </office:annotation>
            <text:p>[pending]</text:p>
            <text:p><text:span text:style-name="T6">처리되지 않은 유저의</text:span><text:span text:style-name="T7"><text:s/></text:span><text:span text:style-name="T6">성</text:span><text:span text:style-name="T7"><text:s/></text:span><text:span text:style-name="T6">업그레이드 갱신</text:span></text:p>
          </table:table-cell>
          <table:table-cell office:value-type="string" table:style-name="ce8">
            <text:p>*<text:s/><text:span text:style-name="T9">로그인시</text:span><text:s/><text:span text:style-name="T9">일괄처리하면</text:span><text:s/><text:span text:style-name="T9">로그인</text:span><text:s/><text:span text:style-name="T9">시간이</text:span><text:s/><text:span text:style-name="T9">좀</text:span><text:s/><text:span text:style-name="T9">지연될것같구요</text:span>..<text:span text:style-name="T9">그리고</text:span><text:s/><text:span text:style-name="T9">만약에</text:span><text:s/><text:span text:style-name="T9">로그인</text:span><text:s/><text:span text:style-name="T9">시간</text:span><text:s/>3<text:span text:style-name="T9">시간전에</text:span><text:s/><text:span text:style-name="T9">완료됬어야하는거면</text:span><text:s/><text:span text:style-name="T9">완료된시점이</text:span><text:s/><text:span text:style-name="T9">좀</text:span><text:s/><text:span text:style-name="T9">의도한바랑</text:span><text:s/><text:span text:style-name="T9">다를것같아요</text:span>.</text:p>
            <text:p><text:span text:style-name="T9">다른</text:span><text:s/>RPG<text:span text:style-name="T9">류</text:span><text:s/><text:span text:style-name="T9">게임들의</text:span><text:s/><text:span text:style-name="T9">건물</text:span><text:s/><text:span text:style-name="T9">완료</text:span><text:s/><text:span text:style-name="T9">갱신</text:span><text:s/><text:span text:style-name="T9">처리가</text:span><text:s/><text:span text:style-name="T9">어떤식으로</text:span><text:s/><text:span text:style-name="T9">스케줄링되는지</text:span><text:s/><text:span text:style-name="T9">약간</text:span><text:s/><text:span text:style-name="T9">벤치마킹을하고</text:span>,<text:s/><text:span text:style-name="T9">부하가</text:span><text:s/><text:span text:style-name="T9">적은쪽으로</text:span><text:s/><text:span text:style-name="T9">처리하는게</text:span><text:s/><text:span text:style-name="T9">어떨까요</text:span>?<text:s/><text:span text:style-name="T9">예를들면</text:span>.<text:s/><text:span text:style-name="T9">업그레이드를</text:span><text:s/><text:span text:style-name="T9">하면</text:span><text:s/><text:span text:style-name="T9">스케줄러</text:span><text:s/><text:span text:style-name="T9">작업을</text:span><text:s/><text:span text:style-name="T9">걸어서</text:span><text:s/>3<text:span text:style-name="T9">시간뒤에</text:span><text:s/><text:span text:style-name="T9">푸시를</text:span><text:s/><text:span text:style-name="T9">보내</text:span><text:s/><text:span text:style-name="T9">완료패킷을</text:span><text:s/><text:span text:style-name="T9">보내게</text:span><text:s/><text:span text:style-name="T9">한다거나</text:span>…</text:p>
          </table:table-cell>
          <table:table-cell table:number-columns-repeated="2" table:style-name="ce11"/>
          <table:table-cell table:number-columns-repeated="16376"/>
        </table:table-row>
        <table:table-row table:style-name="ro10">
          <table:table-cell/>
          <table:table-cell office:value-type="string" table:number-columns-spanned="1" table:number-rows-spanned="14" table:style-name="ce18">
            <text:p>building</text:p>
          </table:table-cell>
          <table:table-cell office:value-type="string" table:number-columns-spanned="1" table:number-rows-spanned="14" table:style-name="ce19">
            <text:p>CREATE TABLE `building` (</text:p>
            <text:p><text:s text:c="2"/>`building_pk_id` <text:s/>BIGINT <text:s text:c="7"/>NOT NULL <text:s text:c="5"/>AUTO_INCREMENT,</text:p>
            <text:p><text:s text:c="2"/>`user_id` <text:s text:c="8"/>BIGINT <text:s text:c="7"/>NOT NULL,</text:p>
            <text:p><text:s text:c="2"/>`territory_id` <text:s text:c="3"/>BIGINT <text:s text:c="7"/>NOT NULL,</text:p>
            <text:p><text:s text:c="2"/>`tile_id` <text:s text:c="8"/>BIGINT <text:s text:c="7"/>NOT NULL,</text:p>
            <text:p><text:s text:c="2"/>`building_id` <text:s text:c="4"/>BIGINT <text:s text:c="7"/>NOT NULL,</text:p>
            <text:p><text:s text:c="2"/>`resource_id` <text:s text:c="4"/>BIGINT <text:s text:c="7"/>NOT NULL,</text:p>
            <text:p/>
            <text:p><text:s text:c="2"/>`create_finish_time` <text:s text:c="3"/>TIMESTAMP <text:s/>NOT NULL,</text:p>
            <text:p><text:s text:c="2"/>`deploy_finish_time` <text:s text:c="3"/>TIMESTAMP <text:s/>NULL,</text:p>
            <text:p><text:s text:c="2"/>`upgrade_finish_time` <text:s text:c="2"/>TIMESTAMP <text:s/>NULL,</text:p>
            <text:p><text:s text:c="2"/>`is_upgrading` <text:s text:c="3"/>TINYINT <text:s text:c="6"/>NOT NULL <text:s text:c="5"/>DEFAULT FALSE,</text:p>
            <text:p><text:s text:c="2"/>`upgrade` <text:s text:c="8"/>BIGINT <text:s text:c="7"/>NOT NULL <text:s text:c="5"/>DEFAULT 1,</text:p>
            <text:p><text:s text:c="2"/>`manpower` <text:s text:c="7"/>BIGINT <text:s text:c="7"/>NOT NULL <text:s text:c="5"/>DEFAULT 0,</text:p>
            <text:p><text:s text:c="2"/>`last_update` <text:s text:c="4"/>TIMESTAMP <text:s text:c="4"/>NULL,</text:p>
            <text:p><text:s text:c="2"/>PRIMARY KEY (`building_pk_id`),</text:p>
            <text:p><text:s text:c="2"/>INDEX `idx_user_upgraded` (`user_id`, `is_upgraging`, `upgrade_finish_time`),</text:p>
            <text:p><text:s text:c="2"/>INDEX `idx_user_deployed` (`user_id`, `deploy_finish_time`)</text:p>
            <text:p>) COLLATE='utf8_unicode_ci' ENGINE=InnoDB;</text:p>
            <text:p/>
            <text:p>/**<text:s/><text:span text:style-name="T6">건물</text:span><text:span text:style-name="T7"><text:s/></text:span><text:span text:style-name="T6">정보</text:span><text:span text:style-name="T7"><text:s/></text:span><text:span text:style-name="T6">테이블</text:span><text:span text:style-name="T6"/></text:p>
            <text:p><text:span text:style-name="T7"><text:s text:c="2"/></text:span><text:span text:style-name="T7">* @desc:<text:s/></text:span><text:span text:style-name="T6">각</text:span><text:span text:style-name="T7"><text:s/></text:span><text:span text:style-name="T6">유저별로</text:span><text:span text:style-name="T7"><text:s/></text:span><text:span text:style-name="T6">사용하는</text:span><text:span text:style-name="T7"><text:s/></text:span><text:span text:style-name="T6">건물</text:span><text:span text:style-name="T7"><text:s/></text:span><text:span text:style-name="T6">정보</text:span><text:span text:style-name="T6"/></text:p>
            <text:p><text:span text:style-name="T7"><text:s text:c="2"/></text:span><text:span text:style-name="T7">* building_pk_id:<text:s text:c="7"/></text:span><text:span text:style-name="T6">건물</text:span><text:span text:style-name="T7"><text:s/></text:span><text:span text:style-name="T7">id (AUTO_INC) [PK]</text:span><text:span text:style-name="T7"/></text:p>
            <text:p><text:span text:style-name="T7"><text:s text:c="2"/></text:span><text:span text:style-name="T7">* user_id:<text:s text:c="14"/></text:span><text:span text:style-name="T6">유저</text:span><text:span text:style-name="T7"><text:s/></text:span><text:span text:style-name="T7">id</text:span><text:span text:style-name="T7"/></text:p>
            <text:p><text:span text:style-name="T7"><text:s text:c="2"/></text:span><text:span text:style-name="T7">* territory_id:<text:s text:c="9"/></text:span><text:span text:style-name="T6">속한</text:span><text:span text:style-name="T7"><text:s/></text:span><text:span text:style-name="T6">영토</text:span><text:span text:style-name="T7"><text:s/></text:span><text:span text:style-name="T7">id (</text:span><text:span text:style-name="T6">기획</text:span><text:span text:style-name="T7">)</text:span><text:span text:style-name="T7"/></text:p>
            <text:p><text:span text:style-name="T7"><text:s text:c="2"/></text:span><text:span text:style-name="T7">* tile_id:<text:s text:c="14"/></text:span><text:span text:style-name="T6">위치한</text:span><text:span text:style-name="T7"><text:s/></text:span><text:span text:style-name="T6">타일</text:span><text:span text:style-name="T7"><text:s/></text:span><text:span text:style-name="T7">id (</text:span><text:span text:style-name="T6">기획</text:span><text:span text:style-name="T7">)</text:span><text:span text:style-name="T7"/></text:p>
            <text:p><text:span text:style-name="T7"><text:s text:c="2"/></text:span><text:span text:style-name="T7">* building_id:<text:s text:c="10"/></text:span><text:span text:style-name="T6">건물</text:span><text:span text:style-name="T7"><text:s/></text:span><text:span text:style-name="T6">종류</text:span><text:span text:style-name="T7"><text:s/></text:span><text:span text:style-name="T7">(</text:span><text:span text:style-name="T6">기획</text:span><text:span text:style-name="T7">)</text:span><text:span text:style-name="T7"/></text:p>
            <text:p><text:span text:style-name="T7"><text:s text:c="2"/></text:span><text:span text:style-name="T7">* resource_id:<text:s text:c="10"/></text:span><text:span text:style-name="T6">자원</text:span><text:span text:style-name="T7"><text:s/></text:span><text:span text:style-name="T6">종류</text:span><text:span text:style-name="T7"><text:s/></text:span><text:span text:style-name="T7">(</text:span><text:span text:style-name="T6">기획</text:span><text:span text:style-name="T7">)</text:span><text:span text:style-name="T7"/></text:p>
            <text:p><text:span text:style-name="T7"/></text:p>
            <text:p><text:span text:style-name="T7"><text:s text:c="2"/></text:span><text:span text:style-name="T7">* create_finish_time:<text:s text:c="7"/></text:span><text:span text:style-name="T6">설치</text:span><text:span text:style-name="T7"><text:s/></text:span><text:span text:style-name="T6">완료</text:span><text:span text:style-name="T7"><text:s/></text:span><text:span text:style-name="T6">시간</text:span><text:span text:style-name="T6"/></text:p>
            <text:p><text:span text:style-name="T7"><text:s text:c="2"/></text:span><text:span text:style-name="T7">* deploy_finish_time:<text:s text:c="7"/></text:span><text:span text:style-name="T6">인구</text:span><text:span text:style-name="T7"><text:s/></text:span><text:span text:style-name="T6">배치</text:span><text:span text:style-name="T7"><text:s/></text:span><text:span text:style-name="T6">완료</text:span><text:span text:style-name="T7"><text:s/></text:span><text:span text:style-name="T6">시간</text:span><text:span text:style-name="T6"/></text:p>
            <text:p><text:span text:style-name="T7"><text:s text:c="2"/></text:span><text:span text:style-name="T7">* upgrade_finish_time:<text:s text:c="6"/></text:span><text:span text:style-name="T6">업그레이드</text:span><text:span text:style-name="T7"><text:s/></text:span><text:span text:style-name="T6">완료</text:span><text:span text:style-name="T7"><text:s/></text:span><text:span text:style-name="T6">시간</text:span><text:span text:style-name="T6"/></text:p>
            <text:p><text:span text:style-name="T7"><text:s text:c="2"/></text:span><text:span text:style-name="T7">* is_upgrading:<text:s text:c="9"/></text:span><text:span text:style-name="T6">현재</text:span><text:span text:style-name="T7"><text:s/></text:span><text:span text:style-name="T6">업그레이드</text:span><text:span text:style-name="T7"><text:s/></text:span><text:span text:style-name="T6">진행</text:span><text:span text:style-name="T7"><text:s/></text:span><text:span text:style-name="T6">여부</text:span><text:span text:style-name="T7"><text:s/></text:span><text:span text:style-name="T7">- TRUE :<text:s/></text:span><text:span text:style-name="T6">업그레이드</text:span><text:span text:style-name="T7"><text:s/></text:span><text:span text:style-name="T6">진행</text:span><text:span text:style-name="T7"><text:s/></text:span><text:span text:style-name="T6">중</text:span><text:span text:style-name="T7">, FALSE :<text:s/></text:span><text:span text:style-name="T6">업그레이드</text:span><text:span text:style-name="T7"><text:s/></text:span><text:span text:style-name="T6">완료</text:span><text:span text:style-name="T6"/></text:p>
            <text:p><text:span text:style-name="T7"><text:s text:c="2"/></text:span><text:span text:style-name="T7">* upgrade:<text:s text:c="14"/></text:span><text:span text:style-name="T6">건물</text:span><text:span text:style-name="T7"><text:s/></text:span><text:span text:style-name="T6">업그레이드</text:span><text:span text:style-name="T7"><text:s/></text:span><text:span text:style-name="T6">수준</text:span><text:span text:style-name="T6"/></text:p>
            <text:p><text:span text:style-name="T7"><text:s text:c="2"/></text:span><text:span text:style-name="T7">* manpower:<text:s text:c="13"/></text:span><text:span text:style-name="T6">건물에</text:span><text:span text:style-name="T7"><text:s/></text:span><text:span text:style-name="T6">투입된</text:span><text:span text:style-name="T7"><text:s/></text:span><text:span text:style-name="T6">인력</text:span><text:span text:style-name="T6"/></text:p>
            <text:p><text:span text:style-name="T7">*/</text:span></text:p>
          </table:table-cell>
          <table:table-cell office:value-type="string" table:style-name="ce7">
            <text:p>INSERT INTO `building` (</text:p>
            <text:p><text:s text:c="2"/>`user_id`,</text:p>
            <text:p><text:s text:c="2"/>`territory_id`,</text:p>
            <text:p><text:s text:c="2"/>`tile_id`,</text:p>
            <text:p><text:s text:c="2"/>`building_id`,</text:p>
            <text:p><text:s text:c="2"/>`resource_id`,</text:p>
            <text:p/>
            <text:p><text:s text:c="2"/>`create_finish_time`,</text:p>
            <text:p><text:s text:c="2"/>`last_update`</text:p>
            <text:p>) VALUES (</text:p>
            <text:p><text:s text:c="2"/>{user_id},</text:p>
            <text:p><text:s text:c="2"/>{territory_id},</text:p>
            <text:p><text:s text:c="2"/>{tile_id},</text:p>
            <text:p><text:s text:c="2"/>{building_id},</text:p>
            <text:p><text:s text:c="2"/>{resource_id},</text:p>
            <text:p/>
            <text:p><text:s text:c="2"/>{finish_time},</text:p>
            <text:p><text:s text:c="2"/>NOW()</text:p>
            <text:p>);</text:p>
          </table:table-cell>
          <table:table-cell office:value-type="string" table:style-name="ce60">
            <text:p>새로운 건물 정보 추가</text:p>
          </table:table-cell>
          <table:table-cell office:value-type="string" table:style-name="ce8">
            <text:p>*<text:s/><text:span text:style-name="T9">설치</text:span><text:s/><text:span text:style-name="T9">완료시간은</text:span><text:s/>1<text:span text:style-name="T9">회성</text:span><text:s/><text:span text:style-name="T9">데이터</text:span><text:s/><text:span text:style-name="T9">일것같아요</text:span>.</text:p>
            <text:p><text:span text:style-name="T9">일회성데이터를</text:span><text:s/><text:span text:style-name="T9">따로</text:span><text:s/><text:span text:style-name="T9">보관할수</text:span><text:s/><text:span text:style-name="T9">있을까요</text:span>..?</text:p>
            <text:p>* pk<text:span text:style-name="T9">이름</text:span>..pk<text:s/><text:span text:style-name="T9">명시하는거</text:span><text:s/>..<text:span text:style-name="T9">안해도대여</text:span>..</text:p>
            <text:p>*<text:s/><text:span text:style-name="T9">복합인덱스</text:span><text:s/><text:span text:style-name="T9">순서가좀</text:span><text:s/><text:span text:style-name="T9">이상한데</text:span><text:s/><text:span text:style-name="T9">선택도</text:span><text:s/><text:span text:style-name="T9">잘</text:span><text:s/><text:span text:style-name="T9">확인한거</text:span><text:s/><text:span text:style-name="T9">맞나용</text:span>? Is_upgrading<text:s/><text:span text:style-name="T9">은</text:span><text:s/>2<text:span text:style-name="T9">가지</text:span><text:s/><text:span text:style-name="T9">경우밖에</text:span><text:s/><text:span text:style-name="T9">안들어갈거같은데</text:span>…?</text:p>
          </table:table-cell>
          <table:table-cell table:number-columns-repeated="2" table:style-name="ce10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SELECT *</text:p>
            <text:p>FROM `buliding`</text:p>
            <text:p>WHERE `user_id` = {user_id};</text:p>
          </table:table-cell>
          <table:table-cell office:value-type="string" table:style-name="ce61">
            <text:p>유저의 건물 현황 조회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7">
            <text:p>SELECT *</text:p>
            <text:p>FROM `building`</text:p>
            <text:p>WHERE `user_id` = {target_user_id}</text:p>
            <text:p><text:s text:c="2"/>AND `deploy_finish_time` &lt;= NOW();</text:p>
          </table:table-cell>
          <table:table-cell office:value-type="string" table:style-name="ce62">
            <text:p>상대 유저 현재 인구배치가 끝난 건물 조회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SELECT *</text:p>
            <text:p>FROM `building`</text:p>
            <text:p>WHERE `building_pk_id` = {building_pk_id};</text:p>
          </table:table-cell>
          <table:table-cell office:value-type="string" table:style-name="ce63">
            <text:p>건물 정보 조회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7">
            <text:p>UPDATE `building`</text:p>
            <text:p>SET `is_upgrading` = FALSE,</text:p>
            <text:p><text:s text:c="4"/>`upgrade` = `upgrade` + 1</text:p>
            <text:p>WHERE `building_pk_id` = {building_pk_id}</text:p>
          </table:table-cell>
          <table:table-cell office:value-type="string" table:style-name="ce64">
            <text:p>건물 업그레이드 정보 갱신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7">
            <text:p>UPDATE `building`</text:p>
            <text:p>SET `manpower` = {manpower},</text:p>
            <text:p><text:s text:c="4"/>`deploy_finish_time` = {deploy_finish_time},</text:p>
            <text:p><text:s text:c="4"/>`last_update` = NOW()</text:p>
            <text:p>WHERE `building_pk_id` = {building_pk_id};</text:p>
          </table:table-cell>
          <table:table-cell office:value-type="string" table:style-name="ce62">
            <text:p>건물 인력 배치 요청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7">
            <text:p>UPDATE `building`</text:p>
            <text:p>SET `manpower` = 0,</text:p>
            <text:p><text:s text:c="4"/>`last_update` = NOW(),</text:p>
            <text:p><text:s text:c="4"/>`deploy_finish_time` = NULL</text:p>
            <text:p>WHERE `building_pk_id` = {building_pk_id};</text:p>
          </table:table-cell>
          <table:table-cell office:value-type="string" table:style-name="ce62">
            <text:p>건물 인력 배치 취소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UPDATE `building`</text:p>
            <text:p>SET `manpower` = `manpower` - {diff}</text:p>
            <text:p>WHERE `building_pk_id` = {building_pk_id};</text:p>
          </table:table-cell>
          <table:table-cell office:value-type="string" table:style-name="ce30">
            <text:p>건물 인력 감소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UPDATE `building`</text:p>
            <text:p>SET `manpower` = 0</text:p>
            <text:p>WHERE `building_pk_id` IN ({building_pk_ids});</text:p>
          </table:table-cell>
          <table:table-cell office:value-type="string" table:style-name="ce30">
            <text:p>건물 인력 모두 소모 (0으로 갱신)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7">
            <text:p>UPDATE `building`</text:p>
            <text:p>SET `manpower` = `manpower`/2</text:p>
            <text:p>WHERE `building_pk_id` IN ({building_pk_ids});</text:p>
          </table:table-cell>
          <table:table-cell office:value-type="string" table:style-name="ce30">
            <text:p>전쟁 출전 취소로 인한 병영 인구 절반 감소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7">
            <text:p>SELECT `manpower`</text:p>
            <text:p>FROM `building`</text:p>
            <text:p>WHERE `building_pk_id` = {building_pk_id}</text:p>
            <text:p><text:s text:c="2"/>AND `deploy_finish_time` &lt;= NOW();</text:p>
          </table:table-cell>
          <table:table-cell office:value-type="string" table:style-name="ce30">
            <text:p>해당 건물 인구 배치 여부 확인</text:p>
          </table:table-cell>
          <table:table-cell table:style-name="ce8"/>
          <table:table-cell table:number-columns-repeated="2" table:style-name="ce10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7">
            <text:p>SELECT `building_pk_id`, `resource_id`, `manpower`, `building_id`, `deploy_finish_time`</text:p>
            <text:p>FROM `building`</text:p>
            <text:p>WHERE `user_id` = {user_id}</text:p>
            <text:p><text:s text:c="2"/>AND `deploy_finish_time` BETWEEN {last_visit} AND NOW();</text:p>
          </table:table-cell>
          <table:table-cell office:value-type="string" table:style-name="ce31">
            <text:p>[pending]</text:p>
            <text:p><text:span text:style-name="T6">마지막</text:span><text:span text:style-name="T7"><text:s/></text:span><text:span text:style-name="T6">접속시간</text:span><text:span text:style-name="T7"><text:s/></text:span><text:span text:style-name="T6">이후</text:span><text:span text:style-name="T7"><text:s/></text:span><text:span text:style-name="T6">인구배치가 완료된</text:span><text:span text:style-name="T7"><text:s/></text:span><text:span text:style-name="T6">건물</text:span><text:span text:style-name="T7"><text:s/></text:span><text:span text:style-name="T6">조회</text:span></text:p>
          </table:table-cell>
          <table:table-cell office:value-type="string" table:style-name="ce8">
            <text:p>*<text:s/><text:span text:style-name="T9">조회해서</text:span><text:s/><text:span text:style-name="T9">로그인할때</text:span><text:s/><text:span text:style-name="T9">보여주나영</text:span>?</text:p>
          </table:table-cell>
          <table:table-cell table:number-columns-repeated="2" table:style-name="ce10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7">
            <text:p>SELECT `building_pk_id`, `resource_id`, `manpower`</text:p>
            <text:p>FROM `building`</text:p>
            <text:p>WHERE `user_id` = {user_id}</text:p>
            <text:p><text:s text:c="2"/>AND `deploy_finish_time` &lt; {last_visit};</text:p>
          </table:table-cell>
          <table:table-cell office:value-type="string" table:style-name="ce31">
            <text:p>[pending]</text:p>
            <text:p><text:span text:style-name="T6">마지막</text:span><text:span text:style-name="T7"><text:s/></text:span><text:span text:style-name="T6">접속시간까지</text:span><text:span text:style-name="T7"><text:s/></text:span><text:span text:style-name="T6">생산가능한</text:span><text:span text:style-name="T7"><text:s/></text:span><text:span text:style-name="T6">자원</text:span><text:span text:style-name="T7">,<text:s/></text:span><text:span text:style-name="T6">건물에</text:span><text:span text:style-name="T7"><text:s/></text:span><text:span text:style-name="T6">배치된</text:span><text:span text:style-name="T7"><text:s/></text:span><text:span text:style-name="T6">인력</text:span><text:span text:style-name="T7"><text:s/></text:span><text:span text:style-name="T6">조회</text:span></text:p>
          </table:table-cell>
          <table:table-cell office:value-type="string" table:style-name="ce8">
            <text:p>*<text:s/><text:span text:style-name="T9">조회해서</text:span><text:s/><text:span text:style-name="T9">로그인할때</text:span><text:s/><text:span text:style-name="T9">보여주나영</text:span>?</text:p>
          </table:table-cell>
          <table:table-cell table:number-columns-repeated="2" table:style-name="ce10"/>
          <table:table-cell table:number-columns-repeated="16376"/>
        </table:table-row>
        <table:table-row table:style-name="ro11">
          <table:table-cell/>
          <table:covered-table-cell/>
          <table:covered-table-cell/>
          <table:table-cell office:value-type="string" table:style-name="ce14">
            <text:p>UPDATE `building`</text:p>
            <text:p>SET `is_upgrading` = FALSE,</text:p>
            <text:p><text:s text:c="4"/>`upgrade` = `upgrade` + 1</text:p>
            <text:p><text:s text:c="4"/>`last_update` = NOW()</text:p>
            <text:p>WHERE `user_id` = {user_id}</text:p>
            <text:p><text:s text:c="2"/>AND `is_upgrading` = TRUE</text:p>
            <text:p><text:s text:c="2"/>AND `upgrade_finish_time` &lt;= NOW();</text:p>
          </table:table-cell>
          <table:table-cell office:value-type="string" table:style-name="ce32">
            <text:p>[pending]</text:p>
            <text:p><text:span text:style-name="T6">처리되지 않은 업그레이드</text:span><text:span text:style-name="T7"><text:s/></text:span><text:span text:style-name="T6">기간이 지난</text:span><text:span text:style-name="T7"><text:s/></text:span><text:span text:style-name="T6">건물들</text:span><text:span text:style-name="T7"><text:s/></text:span><text:span text:style-name="T6">상태 갱신</text:span></text:p>
          </table:table-cell>
          <table:table-cell office:value-type="string" table:style-name="ce8">
            <text:p>*updatetime<text:s/><text:span text:style-name="T9">이</text:span><text:s/><text:span text:style-name="T9">로그인</text:span><text:s/><text:span text:style-name="T9">시점으로</text:span><text:s/><text:span text:style-name="T9">들어간다면</text:span><text:s/><text:span text:style-name="T9">개발</text:span><text:s/><text:span text:style-name="T9">의도랑</text:span><text:s/><text:span text:style-name="T9">다를것같아요</text:span></text:p>
          </table:table-cell>
          <table:table-cell table:number-columns-repeated="2" table:style-name="ce11"/>
          <table:table-cell table:number-columns-repeated="16376"/>
        </table:table-row>
        <table:table-row table:style-name="ro12">
          <table:table-cell/>
          <table:table-cell office:value-type="string" table:number-columns-spanned="1" table:number-rows-spanned="5" table:style-name="ce18">
            <text:p>buf</text:p>
          </table:table-cell>
          <table:table-cell office:value-type="string" table:number-columns-spanned="1" table:number-rows-spanned="5" table:style-name="ce24">
            <text:p>CREATE TABLE `buf` (</text:p>
            <text:p><text:s text:c="2"/>`buf_pk_id` <text:s text:c="4"/>BIGINT <text:s text:c="3"/>NOT NULL <text:s text:c="5"/>AUTO_INCREMENT,</text:p>
            <text:p><text:s text:c="2"/>`user_id` <text:s text:c="6"/>BIGINT <text:s text:c="3"/>NOT NULL,</text:p>
            <text:p><text:s text:c="2"/>`raid_id` <text:s text:c="6"/>BIGINT <text:s text:c="3"/>NULL,</text:p>
            <text:p><text:s text:c="2"/>`buf_id` <text:s text:c="7"/>BIGINT <text:s text:c="3"/>NOT NULL,</text:p>
            <text:p><text:s text:c="2"/>`finish_time` <text:s text:c="2"/>TIMESTAMP NOT NULL,</text:p>
            <text:p><text:s text:c="2"/>`last_update` <text:s text:c="2"/>TIMESTAMP NULL,</text:p>
            <text:p><text:s text:c="2"/>PRIMARY KEY (`buf_pk_id`),</text:p>
            <text:p><text:s text:c="2"/>INDEX `idx_user_buf` (`user_id`, `finish_time`),</text:p>
            <text:p><text:s text:c="2"/>INDEX `idx_raid` (`raid_id`)</text:p>
            <text:p>) COLLATE='utf8_unicode_ci' ENGINE=InnoDB;</text:p>
            <text:p/>
            <text:p>/**<text:s/><text:span text:style-name="T2">유저</text:span><text:s/><text:span text:style-name="T2">버프</text:span><text:s/><text:span text:style-name="T2">정보</text:span><text:span text:style-name="T2"/></text:p>
            <text:p><text:s text:c="2"/>* @desc:<text:s/><text:span text:style-name="T2">게임</text:span><text:s/><text:span text:style-name="T2">내</text:span><text:s/><text:span text:style-name="T2">버프</text:span><text:s/><text:span text:style-name="T2">정보</text:span><text:span text:style-name="T2"/></text:p>
            <text:p><text:s text:c="2"/>* buf_pk_id:<text:s text:c="8"/><text:span text:style-name="T2">버프</text:span><text:s/>id (AUTO_INC) [PK]</text:p>
            <text:p><text:s text:c="2"/>* user_id:<text:s text:c="10"/><text:span text:style-name="T2">버프</text:span><text:s/><text:span text:style-name="T2">사용</text:span><text:s/><text:span text:style-name="T2">유저</text:span><text:s/>id</text:p>
            <text:p><text:s text:c="2"/>* buf_id:<text:s text:c="11"/><text:span text:style-name="T2">버프</text:span><text:s/><text:span text:style-name="T2">타입</text:span><text:s/>(<text:span text:style-name="T2">기획</text:span>)</text:p>
            <text:p><text:s text:c="2"/>* finish_time:<text:s text:c="6"/><text:span text:style-name="T2">버프</text:span><text:s/><text:span text:style-name="T2">종료</text:span><text:s/><text:span text:style-name="T2">시간</text:span><text:span text:style-name="T2"/></text:p>
            <text:p>*/</text:p>
          </table:table-cell>
          <table:table-cell office:value-type="string" table:style-name="ce10">
            <text:p>INSERT INTO `buf` (</text:p>
            <text:p><text:s text:c="2"/>`user_id`,</text:p>
            <text:p><text:s text:c="2"/>`buf_id`,</text:p>
            <text:p><text:s text:c="2"/>`raid_id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buf_id},</text:p>
            <text:p><text:s text:c="2"/>{raid_id || NULL},</text:p>
            <text:p><text:s text:c="2"/>{finish_time},</text:p>
            <text:p><text:s text:c="2"/>NOW()</text:p>
            <text:p>), ...;</text:p>
          </table:table-cell>
          <table:table-cell office:value-type="string" table:style-name="ce44">
            <text:p>버프<text:span text:style-name="T2"><text:s/>정보 추가</text:span></text:p>
          </table:table-cell>
          <table:table-cell office:value-type="string" table:style-name="ce8">
            <text:p>*pk<text:s/><text:span text:style-name="T9">컬럼</text:span><text:s/><text:span text:style-name="T9">네이밍</text:span></text:p>
            <text:p>* raid id<text:span text:style-name="T9">별로</text:span><text:s/><text:span text:style-name="T9">신규버프가</text:span><text:s/><text:span text:style-name="T9">추가되는거아니면</text:span><text:s/>raid_id<text:s/><text:span text:style-name="T9">가</text:span><text:s/><text:span text:style-name="T9">왜</text:span>..<text:span text:style-name="T9">여기에</text:span><text:s/><text:span text:style-name="T9">추가되는</text:span><text:s/><text:span text:style-name="T9">걸까요</text:span>?</text:p>
          </table:table-cell>
          <table:table-cell table:number-columns-repeated="2" table:style-name="ce10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*</text:p>
            <text:p>FROM `buf`</text:p>
            <text:p>WHERE `user_id` = {user_id}</text:p>
            <text:p><text:s text:c="2"/>AND `finish_time` &gt;= NOW();</text:p>
          </table:table-cell>
          <table:table-cell office:value-type="string" table:style-name="ce45">
            <text:p>현재 적용중인 버프 조회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6">
            <text:p>DELETE FROM `buf`</text:p>
            <text:p>WHERE `user_id` = {user_id}</text:p>
            <text:p><text:s text:c="2"/>AND `finish_time` &lt; SUBDATE(NOW(), INTERVAL {expire_date_buf} DAY);</text:p>
          </table:table-cell>
          <table:table-cell office:value-type="string" table:style-name="ce46">
            <text:p>만료된<text:span text:style-name="T2"><text:s/>버프 삭제</text:span></text:p>
          </table:table-cell>
          <table:table-cell office:value-type="string" table:style-name="ce8">
            <text:p>* expire_date<text:span text:style-name="T9">에</text:span><text:s/><text:span text:style-name="T9">만료시간을</text:span><text:s/><text:span text:style-name="T9">계산해서</text:span><text:s/><text:span text:style-name="T9">넣어주면</text:span>?</text:p>
          </table:table-cell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UPDATE `buf`</text:p>
            <text:p>SET `finish_time` = SUBDATE(NOW(), INTERVAL 1 SECOND);</text:p>
            <text:p>WHERE `raid_id` = {before_raid_id};</text:p>
          </table:table-cell>
          <table:table-cell office:value-type="string" table:style-name="ce47">
            <text:p>기존에<text:span text:style-name="T2"><text:s/>영토를 점령한 유저들이 받는 버프를 만료시키기</text:span></text:p>
          </table:table-cell>
          <table:table-cell office:value-type="string" table:style-name="ce8">
            <text:p><text:span text:style-name="T9">알아서</text:span><text:s/><text:span text:style-name="T9">처리는</text:span><text:s/><text:span text:style-name="T9">안될까여</text:span>..</text:p>
          </table:table-cell>
          <table:table-cell table:number-columns-repeated="2"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*</text:p>
            <text:p>FROM `buf`</text:p>
            <text:p>WHERE `user_id` = {user_id}</text:p>
            <text:p><text:s text:c="2"/>AND `finish_time` BETWEEN {last_visit} AND NOW();</text:p>
          </table:table-cell>
          <table:table-cell office:value-type="string" table:style-name="ce48">
            <text:p>[pending]</text:p>
            <text:p><text:span text:style-name="T2">마지막</text:span><text:s/><text:span text:style-name="T2">접속시간</text:span><text:s/><text:span text:style-name="T2">이후</text:span><text:s/><text:span text:style-name="T2">완료된</text:span><text:s/><text:span text:style-name="T2">버프</text:span><text:s/><text:span text:style-name="T2">조회</text:span></text:p>
          </table:table-cell>
          <table:table-cell office:value-type="string" table:style-name="ce8">
            <text:p><text:span text:style-name="T9">만료되면</text:span><text:s/>delete<text:s/><text:span text:style-name="T9">해주는데</text:span><text:s/><text:span text:style-name="T9">완료처리는왜</text:span>..?</text:p>
          </table:table-cell>
          <table:table-cell table:number-columns-repeated="2" table:style-name="ce11"/>
          <table:table-cell table:number-columns-repeated="16376"/>
        </table:table-row>
        <table:table-row table:style-name="ro13">
          <table:table-cell/>
          <table:table-cell office:value-type="string" table:number-columns-spanned="1" table:number-rows-spanned="9" table:style-name="ce18">
            <text:p>weapon</text:p>
          </table:table-cell>
          <table:table-cell office:value-type="string" table:number-columns-spanned="1" table:number-rows-spanned="9" table:style-name="ce22">
            <text:p>CREATE TABLE `weapon` (</text:p>
            <text:p><text:s text:c="2"/>`weapon_pk_id` <text:s/>BIGINT <text:s text:c="7"/>NOT NULL <text:s text:c="5"/>AUTO_INCREMENT,</text:p>
            <text:p><text:s text:c="2"/>`user_id` <text:s text:c="6"/>BIGINT <text:s text:c="7"/>NOT NULL,</text:p>
            <text:p><text:s text:c="2"/>`weapon_id` <text:s text:c="4"/>BIGINT <text:s text:c="7"/>NOT NULL,</text:p>
            <text:p><text:s text:c="2"/>`upgrade` <text:s text:c="6"/>TINYINT <text:s text:c="6"/>NOT NULL <text:s text:c="5"/>DEFAULT 1,</text:p>
            <text:p><text:s text:c="2"/>`is_upgrading` <text:s/>TINYINT <text:s text:c="6"/>NOT NULL <text:s text:c="5"/>DEFAULT FALSE,</text:p>
            <text:p><text:s text:c="2"/>`upgrade_finish_time` <text:s/>TIMESTAMP <text:s/>NULL,</text:p>
            <text:p><text:s text:c="2"/>`create_finish_time` <text:s text:c="2"/>TIMESTAMP <text:s/>NOT NULL,</text:p>
            <text:p><text:s text:c="2"/>`last_update` <text:s text:c="2"/>TIMESTAMP <text:s text:c="4"/>NULL,</text:p>
            <text:p><text:s text:c="2"/>PRIMARY KEY (`weapon_pk_id`),</text:p>
            <text:p><text:s text:c="2"/>UNIQUE INDEX `uk_user_weaopn` (`user_id`, `weapon_id`),</text:p>
            <text:p><text:s text:c="2"/>INDEX `idx_user_weapon_created` (`user_id`, `create_finish_time`),</text:p>
            <text:p><text:s text:c="2"/>INDEX `idx_user_weapon_upgraded` (`user_id`, `is_upgrading`, `upgrade_finish_time`)</text:p>
            <text:p>) COLLATE='utf8_unicode_ci' ENGINE=InnoDB;</text:p>
            <text:p/>
            <text:p>/**<text:s/><text:span text:style-name="T2">유저</text:span><text:s/><text:span text:style-name="T2">무기</text:span><text:s/><text:span text:style-name="T2">정보</text:span><text:s/><text:span text:style-name="T2">테이블</text:span><text:span text:style-name="T2"/></text:p>
            <text:p><text:s text:c="2"/>* @desc:<text:s/><text:span text:style-name="T2">각</text:span><text:s/><text:span text:style-name="T2">유저가</text:span><text:s/><text:span text:style-name="T2">생산하고</text:span><text:s/><text:span text:style-name="T2">업그레이드</text:span><text:s/><text:span text:style-name="T2">하는</text:span><text:s/><text:span text:style-name="T2">무기의</text:span><text:s/><text:span text:style-name="T2">정보</text:span><text:span text:style-name="T2"/></text:p>
            <text:p><text:s text:c="2"/>* weapon_pk_id:<text:s text:c="5"/><text:span text:style-name="T2">무기</text:span><text:s/>id (AUTO_INC) [PK]</text:p>
            <text:p><text:s text:c="2"/>* user_id:<text:s text:c="10"/><text:span text:style-name="T2">유저</text:span><text:s/>id</text:p>
            <text:p><text:s text:c="2"/>* weapon_id:<text:s text:c="8"/><text:span text:style-name="T2">무기</text:span><text:s/><text:span text:style-name="T2">타입</text:span><text:s/>(<text:span text:style-name="T2">기획</text:span>)</text:p>
            <text:p><text:s text:c="2"/>* upgrade:<text:s text:c="10"/><text:span text:style-name="T2">무기</text:span><text:s/><text:span text:style-name="T2">업그레이드</text:span><text:s/><text:span text:style-name="T2">단계</text:span><text:span text:style-name="T2"/></text:p>
            <text:p><text:s text:c="2"/>* is_upgrading:<text:s text:c="5"/><text:span text:style-name="T2">현재</text:span><text:s/><text:span text:style-name="T2">업그레이드</text:span><text:s/><text:span text:style-name="T2">진행</text:span><text:s/><text:span text:style-name="T2">여부</text:span><text:s/>- TRUE :<text:s/><text:span text:style-name="T2">업그레이드</text:span><text:s/><text:span text:style-name="T2">진행</text:span><text:s/><text:span text:style-name="T2">중</text:span>, FALSE :<text:s/><text:span text:style-name="T2">업그레이드</text:span><text:s/><text:span text:style-name="T2">완료</text:span><text:span text:style-name="T2"/></text:p>
            <text:p><text:s text:c="2"/>* upgrade_finish_time:<text:s text:c="6"/><text:span text:style-name="T2">무기</text:span><text:s/><text:span text:style-name="T2">업그레이드</text:span><text:s/><text:span text:style-name="T2">완료</text:span><text:s/><text:span text:style-name="T2">시간</text:span><text:span text:style-name="T2"/></text:p>
            <text:p><text:s text:c="2"/>* create_finish_time:<text:s text:c="7"/><text:span text:style-name="T2">무기</text:span><text:s/><text:span text:style-name="T2">생산</text:span><text:s/><text:span text:style-name="T2">완료</text:span><text:s/><text:span text:style-name="T2">시간</text:span><text:span text:style-name="T2"/></text:p>
            <text:p>*/</text:p>
          </table:table-cell>
          <table:table-cell office:value-type="string" table:style-name="ce10">
            <text:p>INSERT INTO `weapon` (</text:p>
            <text:p><text:s text:c="2"/>`user_id`,</text:p>
            <text:p><text:s text:c="2"/>`weapon_id`,</text:p>
            <text:p><text:s text:c="2"/>`create_finish_time`,</text:p>
            <text:p><text:s text:c="2"/>`last_update`</text:p>
            <text:p>) VALUES (</text:p>
            <text:p><text:s text:c="2"/>{user_id},</text:p>
            <text:p><text:s text:c="2"/>{weapon_id},</text:p>
            <text:p><text:s text:c="2"/>{finish_time},</text:p>
            <text:p><text:s text:c="2"/>NOW()</text:p>
            <text:p>);</text:p>
          </table:table-cell>
          <table:table-cell office:value-type="string" table:style-name="ce57">
            <text:p>새로운 무기 생산</text:p>
          </table:table-cell>
          <table:table-cell office:value-type="string" table:style-name="ce8">
            <text:p>* <text:s/>UNIQUE INDEX `uk_user_weaopn` (`user_id`, `weapon_id`), -&gt;<text:s/><text:span text:style-name="T9">같은</text:span><text:s/><text:span text:style-name="T9">무기는</text:span><text:s/><text:span text:style-name="T9">다시</text:span><text:s/><text:span text:style-name="T9">획득</text:span><text:s/><text:span text:style-name="T9">못하나여</text:span>???</text:p>
            <text:p>* createTime<text:s/><text:span text:style-name="T9">같은</text:span><text:s/><text:span text:style-name="T9">일회성</text:span><text:s/><text:span text:style-name="T9">데이터를</text:span><text:s/><text:span text:style-name="T9">어떻게</text:span><text:s/><text:span text:style-name="T9">처리하면</text:span><text:s/><text:span text:style-name="T9">좋을까요</text:span>..?</text:p>
          </table:table-cell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SELECT *</text:p>
            <text:p>FROM `weapon`</text:p>
            <text:p>WHERE `user_id` = {user_id};</text:p>
          </table:table-cell>
          <table:table-cell office:value-type="string" table:style-name="ce58">
            <text:p>유저의 무기 현황 조회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SELECT *</text:p>
            <text:p>FROM `weapon`</text:p>
            <text:p>WHERE `weapon_pk_id` = {weapon_pk_id};</text:p>
          </table:table-cell>
          <table:table-cell office:value-type="string" table:style-name="ce43">
            <text:p>무기 정보 조회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10">
            <text:p>UPDATE `weapon`</text:p>
            <text:p>SET `is_upgrading` = TRUE,</text:p>
            <text:p><text:s text:c="4"/>`upgrade_finish_time` = {finish_time},</text:p>
            <text:p><text:s text:c="4"/>`last_update` = NOW()</text:p>
            <text:p>WHERE `weapon_pk_id` = {weapon_pk_id};</text:p>
          </table:table-cell>
          <table:table-cell office:value-type="string" table:style-name="ce43">
            <text:p>무기 업그레이드 요청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10">
            <text:p>UPDATE `weapon`</text:p>
            <text:p>SET `is_upgrading` = FALSE,</text:p>
            <text:p><text:s text:c="4"/>`upgrade` = `upgrade` + 1,</text:p>
            <text:p><text:s text:c="4"/>`last_update` = NOW()</text:p>
            <text:p>WHERE `weapon_pk_id` = {weapon_pk_id};</text:p>
          </table:table-cell>
          <table:table-cell office:value-type="string" table:style-name="ce43">
            <text:p>무기 업그레이드 완료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14">
          <table:table-cell/>
          <table:covered-table-cell/>
          <table:covered-table-cell/>
          <table:table-cell office:value-type="string" table:style-name="ce10">
            <text:p>DELETE FROM `weapon`</text:p>
            <text:p>WHERE `weapon_pk_id` = {weapon_pk_id};</text:p>
          </table:table-cell>
          <table:table-cell office:value-type="string" table:style-name="ce43">
            <text:p>무기 삭제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`weapon_id`</text:p>
            <text:p>FROM `weapon`</text:p>
            <text:p>WHERE `user_id` = {user_id}</text:p>
            <text:p><text:s text:c="2"/>AND `weapon_id` = {weapon_id};</text:p>
          </table:table-cell>
          <table:table-cell office:value-type="string" table:style-name="ce43">
            <text:p>유저가 생산하려는 무기가 이미 존재하는지 조회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`weapon_id`, `upgrade`</text:p>
            <text:p>FROM `weapon`</text:p>
            <text:p>WHERE `user_id` = {user_id}</text:p>
            <text:p><text:s text:c="2"/>AND `create_finish_time` &lt;= NOW();</text:p>
          </table:table-cell>
          <table:table-cell office:value-type="string" table:style-name="ce54">
            <text:p><text:span text:style-name="T2">현재</text:span><text:s/><text:span text:style-name="T2">사용가능한 무기</text:span><text:s/><text:span text:style-name="T2">정보</text:span><text:s/><text:span text:style-name="T2">조회</text:span>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11">
          <table:table-cell/>
          <table:covered-table-cell/>
          <table:covered-table-cell/>
          <table:table-cell office:value-type="string" table:style-name="ce10">
            <text:p>UPDATE `weapon`</text:p>
            <text:p>SET `is_upgrading` = FALSE,</text:p>
            <text:p><text:s text:c="4"/>`upgrade` = `upgrade` + 1</text:p>
            <text:p><text:s text:c="4"/>`last_upate` = NOW()</text:p>
            <text:p>WHERE `user_id` = {user_id}</text:p>
            <text:p><text:s text:c="2"/>AND `is_upgrading` = TRUE</text:p>
            <text:p><text:s text:c="2"/>AND `upgrade_finish_time` &lt;= NOW();</text:p>
          </table:table-cell>
          <table:table-cell office:value-type="string" table:style-name="ce48">
            <text:p>[<text:span text:style-name="T2">pending</text:span>]</text:p>
            <text:p><text:span text:style-name="T2">처리되지않은 업그레이드</text:span><text:s/><text:span text:style-name="T2">수치</text:span><text:s/><text:span text:style-name="T2">및</text:span><text:s/><text:span text:style-name="T2">업그레이드</text:span><text:s/><text:span text:style-name="T2">진행상태</text:span><text:s/><text:span text:style-name="T2">갱신</text:span></text:p>
          </table:table-cell>
          <table:table-cell office:value-type="string" table:style-name="ce8">
            <text:p>* is_upgrading<text:s/><text:span text:style-name="T9">이랑</text:span><text:s/>upgrade_finish_time<text:s/><text:span text:style-name="T9">이랑</text:span><text:s/><text:span text:style-name="T9">다른테이블에</text:span><text:s/><text:span text:style-name="T9">있따면</text:span><text:s/><text:span text:style-name="T9">어떻게될까요</text:span>?</text:p>
          </table:table-cell>
          <table:table-cell table:number-columns-repeated="2" table:style-name="ce11"/>
          <table:table-cell table:number-columns-repeated="16376"/>
        </table:table-row>
        <table:table-row table:style-name="ro13">
          <table:table-cell/>
          <table:table-cell office:value-type="string" table:number-columns-spanned="1" table:number-rows-spanned="3" table:style-name="ce18">
            <text:p>exploration_in_territory</text:p>
          </table:table-cell>
          <table:table-cell office:value-type="string" table:number-columns-spanned="1" table:number-rows-spanned="3" table:style-name="ce22">
            <text:p>CREATE TABLE `exploration_in_territory` (</text:p>
            <text:p><text:s text:c="2"/>`explore_id` <text:s text:c="7"/>BIGINT <text:s text:c="7"/>NOT NULL <text:s text:c="3"/>AUTO_INCREMENT,</text:p>
            <text:p><text:s text:c="2"/>`user_id` <text:s text:c="10"/>BIGINT <text:s text:c="7"/>NOT NULL,</text:p>
            <text:p><text:s text:c="2"/>`tile_id` <text:s text:c="10"/>BIGINT <text:s text:c="7"/>NOT NULL,</text:p>
            <text:p><text:s text:c="2"/>`finish_time` <text:s text:c="6"/>TIMESTAMP <text:s text:c="4"/>NOT NULL,</text:p>
            <text:p><text:s text:c="2"/>`last_update` <text:s text:c="6"/>TIMESTAMP <text:s text:c="4"/>NULL,</text:p>
            <text:p><text:s text:c="2"/>PRIMARY KEY (`explore_id`),</text:p>
            <text:p><text:s text:c="2"/>UNIQUE INDEX `idx_user_explore` (`user_id`, `tile_id`)</text:p>
            <text:p>) COLLATE='utf8_unicode_ci' ENGINE=InnoDB;</text:p>
            <text:p/>
            <text:p>/**<text:s/><text:span text:style-name="T2">유저</text:span><text:s/><text:span text:style-name="T2">영내</text:span><text:s/><text:span text:style-name="T2">탐사</text:span><text:s/><text:span text:style-name="T2">정보</text:span><text:s/><text:span text:style-name="T2">테이블</text:span><text:s/><text:span text:style-name="T2">구현</text:span><text:span text:style-name="T2"/></text:p>
            <text:p><text:s text:c="2"/>* @desc:<text:s/><text:span text:style-name="T2">유저가</text:span><text:s/><text:span text:style-name="T2">자신의</text:span><text:s/><text:span text:style-name="T2">영토를</text:span><text:s/><text:span text:style-name="T2">탐사할</text:span><text:s/><text:span text:style-name="T2">때의</text:span><text:s/><text:span text:style-name="T2">정보</text:span><text:span text:style-name="T2"/></text:p>
            <text:p><text:s text:c="2"/>* explore_id:<text:s text:c="5"/><text:span text:style-name="T2">영내</text:span><text:s/><text:span text:style-name="T2">탐사</text:span><text:s/>id (AUTO_INC) [PK]</text:p>
            <text:p><text:s text:c="2"/>* user_id:<text:s text:c="8"/><text:span text:style-name="T2">유저</text:span><text:s/>id</text:p>
            <text:p><text:s text:c="2"/>* tile_id:<text:s text:c="8"/><text:span text:style-name="T2">타일</text:span><text:s/>id (<text:span text:style-name="T2">기획</text:span>)</text:p>
            <text:p><text:s text:c="2"/>* finish_time:<text:s text:c="4"/><text:span text:style-name="T2">탐사</text:span><text:s/><text:span text:style-name="T2">완료</text:span><text:s/><text:span text:style-name="T2">시간</text:span><text:span text:style-name="T2"/></text:p>
            <text:p>*/</text:p>
          </table:table-cell>
          <table:table-cell office:value-type="string" table:style-name="ce10">
            <text:p>INSERT INTO `exploration_in_territory` (</text:p>
            <text:p><text:s text:c="2"/>`user_id`,</text:p>
            <text:p><text:s text:c="2"/>`tile_id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tile_id},</text:p>
            <text:p><text:s text:c="2"/>{finish_time},</text:p>
            <text:p><text:s text:c="2"/>NOW()</text:p>
            <text:p>);</text:p>
          </table:table-cell>
          <table:table-cell office:value-type="string" table:style-name="ce59">
            <text:p>유저의 영내 탐사 정보 요청</text:p>
          </table:table-cell>
          <table:table-cell office:value-type="string" table:style-name="ce8">
            <text:p>*<text:s/><text:span text:style-name="T9">테이블명</text:span>……….<text:span text:style-name="T9">이좀</text:span>………?</text:p>
          </table:table-cell>
          <table:table-cell table:number-columns-repeated="2" table:style-name="ce11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10">
            <text:p>SELECT *</text:p>
            <text:p>FROM `exploration_in_territory`</text:p>
            <text:p>WHERE `user_id` = {user_id}</text:p>
            <text:p><text:s text:c="2"/>AND `tile_id` = {tile_id}</text:p>
            <text:p><text:s text:c="2"/>AND `finish_time` &lt;= NOW();</text:p>
          </table:table-cell>
          <table:table-cell office:value-type="string" table:style-name="ce59">
            <text:p>해당 영내 타일 탐사 여부 조회</text:p>
          </table:table-cell>
          <table:table-cell office:value-type="string" table:style-name="ce8">
            <text:p>finish_time<text:s/><text:span text:style-name="T9">에도</text:span><text:s/><text:span text:style-name="T9">인덱스</text:span><text:s/><text:span text:style-name="T9">걸어줄까요</text:span><text:s/><text:span text:style-name="T9">우리</text:span>..</text:p>
          </table:table-cell>
          <table:table-cell table:number-columns-repeated="2" table:style-name="ce11"/>
          <table:table-cell table:number-columns-repeated="16376"/>
        </table:table-row>
        <table:table-row table:style-name="ro15">
          <table:table-cell/>
          <table:covered-table-cell/>
          <table:covered-table-cell/>
          <table:table-cell office:value-type="string" table:style-name="ce10">
            <text:p>SELECT *</text:p>
            <text:p>FROM `exploration_in_territory`</text:p>
            <text:p>WHERE `user_id` = {user_id};</text:p>
          </table:table-cell>
          <table:table-cell office:value-type="string" table:style-name="ce39">
            <text:p>유저의 영내 탐사정보 현황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13">
          <table:table-cell/>
          <table:table-cell office:value-type="string" table:number-columns-spanned="1" table:number-rows-spanned="4" table:style-name="ce18">
            <text:p>exploration_out_of_territory</text:p>
          </table:table-cell>
          <table:table-cell office:value-type="string" table:number-columns-spanned="1" table:number-rows-spanned="4" table:style-name="ce22">
            <text:p>CREATE TABLE `exploration_out_of_territory` (</text:p>
            <text:p><text:s text:c="2"/>`explore_id` <text:s text:c="7"/>BIGINT <text:s text:c="7"/>NOT NULL <text:s text:c="3"/>AUTO_INCREMENT,</text:p>
            <text:p><text:s text:c="2"/>`user_id` <text:s text:c="10"/>BIGINT <text:s text:c="7"/>NOT NULL,</text:p>
            <text:p><text:s text:c="2"/>`territory_id` <text:s text:c="5"/>BIGINT <text:s text:c="7"/>NOT NULL,</text:p>
            <text:p><text:s text:c="2"/>`finish_time` <text:s text:c="6"/>TIMESTAMP <text:s text:c="4"/>NOT NULL,</text:p>
            <text:p><text:s text:c="2"/>PRIMARY KEY (`explore_id`),</text:p>
            <text:p><text:s text:c="2"/>UNIQUE INDEX `idx_user_explore` (`user_id`, `territory_id`)</text:p>
            <text:p>) COLLATE='utf8_unicode_ci' ENGINE=InnoDB;</text:p>
            <text:p/>
            <text:p>/**<text:s/><text:span text:style-name="T2">유저</text:span><text:s/><text:span text:style-name="T2">영외</text:span><text:s/><text:span text:style-name="T2">탐사</text:span><text:s/><text:span text:style-name="T2">정보</text:span><text:s/><text:span text:style-name="T2">테이블</text:span><text:s/><text:span text:style-name="T2">구현</text:span><text:span text:style-name="T2"/></text:p>
            <text:p><text:s text:c="2"/>* @desc:<text:s/><text:span text:style-name="T2">유저가</text:span><text:s/><text:span text:style-name="T2">다른</text:span><text:s/><text:span text:style-name="T2">유저의</text:span><text:s/><text:span text:style-name="T2">영토를</text:span><text:s/><text:span text:style-name="T2">탐사할</text:span><text:s/><text:span text:style-name="T2">때의</text:span><text:s/><text:span text:style-name="T2">정보</text:span><text:span text:style-name="T2"/></text:p>
            <text:p><text:s text:c="2"/>* explore_id:<text:s text:c="5"/><text:span text:style-name="T2">영토</text:span><text:s/><text:span text:style-name="T2">탐사</text:span><text:s/>id (AUTO_INC) [PK]</text:p>
            <text:p><text:s text:c="2"/>* user_id:<text:s text:c="8"/><text:span text:style-name="T2">유저</text:span><text:s/>id</text:p>
            <text:p><text:s text:c="2"/>* territory_id:<text:s text:c="3"/><text:span text:style-name="T2">영토</text:span><text:s/>id (<text:span text:style-name="T2">기획</text:span>)</text:p>
            <text:p><text:s text:c="2"/>* finish_time:<text:s text:c="4"/><text:span text:style-name="T2">탐사</text:span><text:s/><text:span text:style-name="T2">완료</text:span><text:s/><text:span text:style-name="T2">시간</text:span><text:span text:style-name="T2"/></text:p>
            <text:p>*/</text:p>
          </table:table-cell>
          <table:table-cell office:value-type="string" table:style-name="ce10">
            <text:p>INSERT INTO `exploration_out_of_territory` (</text:p>
            <text:p><text:s text:c="2"/>`user_id`,</text:p>
            <text:p><text:s text:c="2"/>`territory_id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territory_id},</text:p>
            <text:p><text:s text:c="2"/>{finish_time},</text:p>
            <text:p><text:s text:c="2"/>NOW()</text:p>
            <text:p>);</text:p>
          </table:table-cell>
          <table:table-cell office:value-type="string" table:style-name="ce40">
            <text:p>유저의 외부 영토 탐사 요청</text:p>
          </table:table-cell>
          <table:table-cell office:value-type="string" table:style-name="ce8">
            <text:p>*<text:s/><text:span text:style-name="T9">테이블명</text:span><text:s/><text:span text:style-name="T9">작명</text:span><text:s/><text:span text:style-name="T9">센스가좀</text:span><text:s/><text:span text:style-name="T9">떨어지는거같아요</text:span></text:p>
          </table:table-cell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SELECT *</text:p>
            <text:p>FROM `exploration_out_of_territory`</text:p>
            <text:p>WHERE `user_id` = {user_id};</text:p>
          </table:table-cell>
          <table:table-cell office:value-type="string" table:style-name="ce41">
            <text:p>유저의<text:span text:style-name="T2"><text:s/>외부 영토 탐사정보 현황</text:span>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10">
            <text:p>SELECT `exploration_id`</text:p>
            <text:p>FROM `exploration_out_of_territory`</text:p>
            <text:p>WHERE `user_id` = {user_id}</text:p>
            <text:p><text:s text:c="2"/>AND `territory_id` = {territory_id}</text:p>
            <text:p><text:s text:c="2"/>AND `finish_time` &lt;= NOW();</text:p>
          </table:table-cell>
          <table:table-cell office:value-type="string" table:style-name="ce42">
            <text:p>해당 영토 탐사 여부 조회</text:p>
          </table:table-cell>
          <table:table-cell office:value-type="string" table:style-name="ce8">
            <text:p>finish_time<text:s/><text:span text:style-name="T9">에도</text:span><text:s/><text:span text:style-name="T9">인덱스</text:span><text:s/><text:span text:style-name="T9">걸어줄까요</text:span><text:s/><text:span text:style-name="T9">우리</text:span>..</text:p>
          </table:table-cell>
          <table:table-cell table:number-columns-repeated="2" table:style-name="ce11"/>
          <table:table-cell table:number-columns-repeated="16376"/>
        </table:table-row>
        <table:table-row table:style-name="ro16">
          <table:table-cell/>
          <table:covered-table-cell/>
          <table:covered-table-cell/>
          <table:table-cell office:value-type="string" table:style-name="ce10">
            <text:p>SELECT `user_id`, `territory_id`</text:p>
            <text:p>FROM `exploration_out_of_territory`</text:p>
            <text:p>WHERE (`user_id` = {user_id_1} AND `territory_id` = {territory_id_2})</text:p>
            <text:p><text:s text:c="3"/>OR (`user_id` = {user_id_2} AND `territory_id` = {territory_id_1})</text:p>
          </table:table-cell>
          <table:table-cell office:value-type="string" table:style-name="ce43">
            <text:p>두 유저간 서로의 영토 탐사 여부 조회</text:p>
          </table:table-cell>
          <table:table-cell office:value-type="string" table:style-name="ce8">
            <text:p>* or<text:s/><text:span text:style-name="T9">절</text:span><text:s/><text:span text:style-name="T9">쓸때</text:span><text:s/><text:span text:style-name="T9">인덱스</text:span><text:s/><text:span text:style-name="T9">타는지</text:span><text:s/><text:span text:style-name="T9">확인해볼까요</text:span>?</text:p>
            <text:p><text:span text:style-name="T9">어차피</text:span><text:s/>2<text:span text:style-name="T9">번</text:span><text:s/><text:span text:style-name="T9">테이블</text:span><text:s/><text:span text:style-name="T9">스캔하는거면</text:span><text:s/>or<text:s/><text:span text:style-name="T9">아니라</text:span><text:s/><text:span text:style-name="T9">쿼리</text:span><text:s/>2<text:span text:style-name="T9">번</text:span><text:s/><text:span text:style-name="T9">날리는건</text:span><text:s/><text:span text:style-name="T9">어때요</text:span>?</text:p>
          </table:table-cell>
          <table:table-cell table:number-columns-repeated="2" table:style-name="ce11"/>
          <table:table-cell table:number-columns-repeated="16376"/>
        </table:table-row>
        <table:table-row table:style-name="ro17">
          <table:table-cell/>
          <table:table-cell office:value-type="string" table:number-columns-spanned="1" table:number-rows-spanned="15" table:style-name="ce18">
            <text:p>war</text:p>
          </table:table-cell>
          <table:table-cell office:value-type="string" table:number-columns-spanned="1" table:number-rows-spanned="15" table:style-name="ce24">
            <text:p>CREATE TABLE `war` (</text:p>
            <text:p><text:s text:c="2"/>`war_id` <text:s text:c="7"/>BIGINT <text:s text:c="7"/>NOT NULL <text:s text:c="7"/>AUTO_INCREMENT,</text:p>
            <text:p><text:s text:c="2"/>`user_id` <text:s text:c="6"/>BIGINT <text:s text:c="7"/>NOT NULL,</text:p>
            <text:p><text:s text:c="2"/>`raid_id` <text:s text:c="6"/>BIGINT <text:s text:c="7"/>NULL,</text:p>
            <text:p><text:s text:c="2"/>`raid_lead_user_id` <text:s text:c="6"/>BIGINT <text:s text:c="7"/>NULL,</text:p>
            <text:p><text:s text:c="2"/>`territory_id` <text:s/>BIGINT <text:s text:c="7"/>NOT NULL,</text:p>
            <text:p><text:s text:c="2"/>`is_victory` <text:s text:c="13"/>TINYINT <text:s text:c="6"/>NULL,</text:p>
            <text:p><text:s text:c="2"/>`penanlty_finish_time` <text:s text:c="3"/>TIMESTAMP <text:s text:c="4"/>NULL,</text:p>
            <text:p><text:s text:c="2"/>`attack` <text:s text:c="7"/>BIGINT <text:s text:c="7"/>NOT NULL,</text:p>
            <text:p><text:s text:c="2"/>`manpower` <text:s text:c="5"/>BIGINT <text:s text:c="7"/>NOT NULL,</text:p>
            <text:p><text:s text:c="2"/>`food_resource` BIGINT <text:s text:c="7"/>NOT NULL,</text:p>
            <text:p><text:s text:c="2"/>`finish_time` <text:s text:c="2"/>TIMESTAMP <text:s text:c="4"/>NOT NULL,</text:p>
            <text:p><text:s text:c="2"/>`last_update` <text:s text:c="2"/>TIMESTAMP <text:s text:c="4"/>NOT NULL,</text:p>
            <text:p><text:s text:c="2"/>PRIMARY KEY (`war_id`),</text:p>
            <text:p><text:s text:c="2"/>INDEX `idx_user_war` (`user_id`, `finish_time`),</text:p>
            <text:p><text:s text:c="2"/>INDEX `idx_territory` (`territory_id`, `finish_time`),</text:p>
            <text:p><text:s text:c="2"/>INDEX `idx_raid` (`raid_id`, `finish_time`)</text:p>
            <text:p>) COLLATE='utf8_unicode_ci' ENGINE=InnoDB;</text:p>
            <text:p/>
            <text:p/>
            <text:p>/**<text:s/><text:span text:style-name="T2">전쟁</text:span>(<text:span text:style-name="T2">출전</text:span>) /<text:s/><text:span text:style-name="T2">보스</text:span><text:s/><text:span text:style-name="T2">레이드</text:span><text:s/><text:span text:style-name="T2">출전</text:span><text:s/><text:span text:style-name="T2">정보</text:span><text:span text:style-name="T2"/></text:p>
            <text:p><text:s text:c="2"/>* @desc:<text:s/><text:span text:style-name="T2">다른</text:span><text:s/><text:span text:style-name="T2">영토</text:span>(<text:span text:style-name="T2">유저</text:span>)<text:span text:style-name="T2">에</text:span><text:s/><text:span text:style-name="T2">선전포고할</text:span><text:s/><text:span text:style-name="T2">때의</text:span><text:s/><text:span text:style-name="T2">정보</text:span><text:span text:style-name="T2"/></text:p>
            <text:p><text:s text:c="2"/>* war_id:<text:s text:c="7"/><text:span text:style-name="T2">전쟁</text:span><text:s/>id (AUTO_INC) [PK]</text:p>
            <text:p><text:s text:c="2"/>* user_id:<text:s text:c="6"/><text:span text:style-name="T2">유저</text:span><text:s/>id</text:p>
            <text:p><text:s text:c="2"/>* raid_id:<text:s text:c="6"/><text:span text:style-name="T2">레이드</text:span><text:s/>id</text:p>
            <text:p><text:s text:c="2"/>* territory_id:<text:s/><text:span text:style-name="T2">영토</text:span><text:s/>id (<text:span text:style-name="T2">기획</text:span>)</text:p>
            <text:p><text:s text:c="2"/>* is_victory:<text:s text:c="3"/><text:span text:style-name="T2">해당</text:span><text:s/><text:span text:style-name="T2">전쟁</text:span><text:s/><text:span text:style-name="T2">승리</text:span><text:s/><text:span text:style-name="T2">여부</text:span><text:span text:style-name="T2"/></text:p>
            <text:p><text:s text:c="2"/>* penanlty_finish_time:<text:s text:c="3"/><text:span text:style-name="T2">전쟁</text:span><text:s/><text:span text:style-name="T2">신청</text:span><text:s/><text:span text:style-name="T2">후</text:span><text:s/><text:span text:style-name="T2">일정</text:span><text:s/><text:span text:style-name="T2">시간동안</text:span><text:s/><text:span text:style-name="T2">재</text:span><text:s/><text:span text:style-name="T2">전쟁</text:span><text:s/><text:span text:style-name="T2">요청</text:span><text:s/><text:span text:style-name="T2">금지</text:span><text:span text:style-name="T2"/></text:p>
            <text:p><text:s text:c="2"/>* attack:<text:s text:c="9"/><text:span text:style-name="T2">선전포고</text:span><text:s/><text:span text:style-name="T2">당시</text:span><text:s/><text:span text:style-name="T2">공격력</text:span><text:span text:style-name="T2"/></text:p>
            <text:p><text:s text:c="2"/>* manpower:<text:s text:c="7"/><text:span text:style-name="T2">선전포고</text:span><text:s/><text:span text:style-name="T2">당시</text:span><text:s/><text:span text:style-name="T2">병영</text:span><text:s/><text:span text:style-name="T2">인력</text:span><text:span text:style-name="T2"/></text:p>
            <text:p><text:s text:c="2"/>* food_resource:<text:s text:c="2"/><text:span text:style-name="T2">선전포고</text:span><text:s/><text:span text:style-name="T2">당시</text:span><text:s/><text:span text:style-name="T2">사용한</text:span><text:s/><text:span text:style-name="T2">군량</text:span><text:span text:style-name="T2"/></text:p>
            <text:p><text:s text:c="2"/>* finish_time:<text:s text:c="4"/><text:span text:style-name="T2">출전</text:span><text:s/><text:span text:style-name="T2">완료</text:span><text:s/><text:span text:style-name="T2">시간</text:span><text:span text:style-name="T2"/></text:p>
            <text:p>*/</text:p>
          </table:table-cell>
          <table:table-cell office:value-type="string" table:style-name="ce10">
            <text:p>INSERT INTO `war` (</text:p>
            <text:p><text:s text:c="2"/>`user_id`,</text:p>
            <text:p><text:s text:c="2"/>`territory_id`,</text:p>
            <text:p><text:s text:c="2"/>`attack`,</text:p>
            <text:p><text:s text:c="2"/>`manpower`,</text:p>
            <text:p><text:s text:c="2"/>`resource`,</text:p>
            <text:p><text:s text:c="2"/>`finish_time`,</text:p>
            <text:p><text:s text:c="2"/>`last_update`</text:p>
            <text:p>) VALUES (</text:p>
            <text:p><text:s text:c="2"/>{user_id},</text:p>
            <text:p><text:s text:c="2"/>{territory_id},</text:p>
            <text:p><text:s text:c="2"/>{attack},</text:p>
            <text:p><text:s text:c="2"/>{manpower},</text:p>
            <text:p><text:s text:c="2"/>{resource},</text:p>
            <text:p><text:s text:c="2"/>{finish_time},</text:p>
            <text:p><text:s text:c="2"/>NOW()</text:p>
            <text:p>);</text:p>
          </table:table-cell>
          <table:table-cell office:value-type="string" table:style-name="ce33">
            <text:p>새로운 전쟁(선전포고) 정보 추가</text:p>
          </table:table-cell>
          <table:table-cell office:value-type="string" table:style-name="ce8">
            <text:p>*<text:s/><text:span text:style-name="T9">컨텐츠</text:span><text:s/><text:span text:style-name="T9">간의</text:span><text:s/><text:span text:style-name="T9">분리가</text:span><text:s/><text:span text:style-name="T9">필요해보입니다</text:span>.</text:p>
            <text:p><text:span text:style-name="T9">전쟁과</text:span><text:s/><text:span text:style-name="T9">레이드는</text:span><text:s/><text:span text:style-name="T9">별개의</text:span><text:s/><text:span text:style-name="T9">컨텐츠로</text:span><text:s/><text:span text:style-name="T9">분리해야</text:span><text:s/><text:span text:style-name="T9">서로</text:span><text:s/><text:span text:style-name="T9">유지관리가</text:span><text:s/><text:span text:style-name="T9">편하지</text:span><text:s/><text:span text:style-name="T9">않을까요</text:span>..?</text:p>
            <text:p>*<text:s/><text:span text:style-name="T9">조인쿼리</text:span><text:s/><text:span text:style-name="T9">뭔가</text:span><text:s/><text:span text:style-name="T9">간소화</text:span><text:s/><text:span text:style-name="T9">할수있을것같은느낌인데</text:span>..</text:p>
          </table:table-cell>
          <table:table-cell office:value-type="string" table:style-name="ce10">
            <text:p>SELECT `territory_id`, `user_id`, `raid_lead_user_id`, `attack`, `manpower`, `is_victory`</text:p>
            <text:p>FROM `war` AS `w`</text:p>
            <text:p>WHERE `raid_id` IN (</text:p>
            <text:p><text:s text:c="2"/>SELECT DISTINCT `raid_id`</text:p>
            <text:p><text:s text:c="2"/>FROM `occupation`</text:p>
            <text:p><text:s text:c="2"/>WHERE `territory_id` = {territory_id}</text:p>
            <text:p><text:s text:c="4"/>AND `finish_time` &gt;= NOW()</text:p>
            <text:p><text:s text:c="2"/>UNION</text:p>
            <text:p><text:s text:c="2"/>SELECT {raid_id}</text:p>
            <text:p>);</text:p>
          </table:table-cell>
          <table:table-cell office:value-type="string" table:style-name="ce34">
            <text:p>해당 영토를 점령했던 동맹 유저들의 당시 공격력, 병력 정보와 해당 영토로 점령전을 신청한 동맹 유저들 공격력, 병력 조회</text:p>
          </table:table-cell>
          <table:table-cell table:number-columns-repeated="16376"/>
        </table:table-row>
        <table:table-row table:style-name="ro7">
          <table:table-cell/>
          <table:covered-table-cell/>
          <table:covered-table-cell/>
          <table:table-cell office:value-type="string" table:style-name="ce10">
            <text:p>SELECT *</text:p>
            <text:p>FROM `war`</text:p>
            <text:p>WHERE `war_id` = {war_id};</text:p>
          </table:table-cell>
          <table:table-cell office:value-type="string" table:style-name="ce35">
            <text:p>전쟁 정보 조회</text:p>
          </table:table-cell>
          <table:table-cell office:value-type="string" table:style-name="ce8">
            <text:p>*<text:s/><text:span text:style-name="T9">우선</text:span><text:s/><text:span text:style-name="T9">이러면</text:span><text:s/><text:span text:style-name="T9">전체유저호출될거같구여</text:span><text:s/><text:span text:style-name="T9">서브쿼리</text:span><text:span text:style-name="T9"/></text:p>
            <text:p><text:span text:style-name="T9">그리구</text:span>..<text:s/><text:span text:style-name="T9">인덱스</text:span><text:s/><text:span text:style-name="T9">잘타는지</text:span><text:s/><text:span text:style-name="T9">확인이</text:span><text:s/><text:span text:style-name="T9">한번필요할거같아요</text:span>.</text:p>
          </table:table-cell>
          <table:table-cell office:value-type="string" table:style-name="ce10">
            <text:p>SELECT `u`.`user_id`, `u`.`name`, `u`.`territory_id`</text:p>
            <text:p>FROM `user` AS `u`, `war` AS `w`</text:p>
            <text:p>WHERE `u`.`user_id` = `w`.`user_id`</text:p>
            <text:p><text:s text:c="2"/>AND `w`.`territory_id` = {my_territory_id}</text:p>
            <text:p><text:s text:c="2"/>AND `w`.`finish_time` &gt;= NOW();</text:p>
          </table:table-cell>
          <table:table-cell office:value-type="string" table:style-name="ce17">
            <text:p>다른 유저로부터 받은 선전포고 정보 조회</text:p>
          </table:table-cell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UPDATE `war`</text:p>
            <text:p>SET `is_victory` = TRUE,</text:p>
            <text:p><text:s text:c="4"/>`penanlty_finish_time` = {penanlty_finish_time}</text:p>
            <text:p>WHERE `war_id` = {war_id};</text:p>
          </table:table-cell>
          <table:table-cell office:value-type="string" table:style-name="ce38">
            <text:p>전쟁 상태 승리로 갱신</text:p>
          </table:table-cell>
          <table:table-cell table:style-name="ce8"/>
          <table:table-cell table:style-name="ce10"/>
          <table:table-cell table:style-name="ce37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UPDATE `war`</text:p>
            <text:p>SET `is_victory` = FALSE</text:p>
            <text:p>WHERE `war_id` = {war_id};</text:p>
          </table:table-cell>
          <table:table-cell office:value-type="string" table:style-name="ce35">
            <text:p>전쟁 상태 패배로 갱신</text:p>
          </table:table-cell>
          <table:table-cell table:style-name="ce8"/>
          <table:table-cell table:style-name="ce10"/>
          <table:table-cell table:style-name="ce17"/>
          <table:table-cell table:number-columns-repeated="16376"/>
        </table:table-row>
        <table:table-row table:style-name="ro14">
          <table:table-cell/>
          <table:covered-table-cell/>
          <table:covered-table-cell/>
          <table:table-cell office:value-type="string" table:style-name="ce10">
            <text:p>DELETE FROM `war`</text:p>
            <text:p>WHERE `war_id` = {war_id};</text:p>
          </table:table-cell>
          <table:table-cell office:value-type="string" table:style-name="ce35">
            <text:p>출전 취소로 인한 전쟁 정보 삭제</text:p>
          </table:table-cell>
          <table:table-cell table:style-name="ce8"/>
          <table:table-cell table:style-name="ce10"/>
          <table:table-cell table:style-name="ce17"/>
          <table:table-cell table:number-columns-repeated="16376"/>
        </table:table-row>
        <table:table-row table:style-name="ro14">
          <table:table-cell/>
          <table:covered-table-cell/>
          <table:covered-table-cell/>
          <table:table-cell office:value-type="string" table:style-name="ce10">
            <text:p>DELETE FROM `war`</text:p>
            <text:p>WHERE `war_id` IN ({war_ids});</text:p>
          </table:table-cell>
          <table:table-cell office:value-type="string" table:style-name="ce35">
            <text:p>전쟁 정보 여러 개 삭제</text:p>
          </table:table-cell>
          <table:table-cell table:style-name="ce8"/>
          <table:table-cell table:style-name="ce10"/>
          <table:table-cell table:style-name="ce17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SELECT *</text:p>
            <text:p>FROM `war`</text:p>
            <text:p>WHERE `user_id` = {user_id};</text:p>
          </table:table-cell>
          <table:table-cell office:value-type="string" table:style-name="ce36">
            <text:p>유저의 전쟁 히스토리 정보 조회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SELECT `territory_id`, `user_id`, `raid_lead_user_id`, `attack`, `manpower`</text:p>
            <text:p>FROM `war`</text:p>
            <text:p>WHERE `raid_id` = {raid_id};</text:p>
          </table:table-cell>
          <table:table-cell office:value-type="string" table:style-name="ce65">
            <text:p>레이드를 진행중인 유저들 정보 조회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UPDATE `war`</text:p>
            <text:p>SET `is_victory` = TRUE</text:p>
            <text:p>WHERE `raid_id` = {raid_id};</text:p>
          </table:table-cell>
          <table:table-cell office:value-type="string" table:style-name="ce65">
            <text:p>레이드 상태 승리 처리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UPDATE `war`</text:p>
            <text:p>SET `is_victory` = FALSE</text:p>
            <text:p>WHERE `raid_id` = {raid_id};</text:p>
          </table:table-cell>
          <table:table-cell office:value-type="string" table:style-name="ce65">
            <text:p>레이드 패배 처리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14">
          <table:table-cell/>
          <table:covered-table-cell/>
          <table:covered-table-cell/>
          <table:table-cell office:value-type="string" table:style-name="ce10">
            <text:p>DELETE FROM `war`</text:p>
            <text:p>WHERE `raid_id` IN ({raid_ids});</text:p>
          </table:table-cell>
          <table:table-cell office:value-type="string" table:style-name="ce65">
            <text:p>만료된 레이드 번호의 전쟁 삭제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`war_id`</text:p>
            <text:p>FROM `war`</text:p>
            <text:p>WHERE `territory_id` = {territory_id}</text:p>
            <text:p><text:s text:c="2"/>AND `finish_time` &gt;= NOW();</text:p>
          </table:table-cell>
          <table:table-cell office:value-type="string" table:style-name="ce68">
            <text:p>이미 해당 영토에 전쟁이 진행중인지 확인</text:p>
          </table:table-cell>
          <table:table-cell table:style-name="ce8"/>
          <table:table-cell table:style-name="ce10"/>
          <table:table-cell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`war_id`, `attack`, `manpower`</text:p>
            <text:p>FROM `war`</text:p>
            <text:p>WHERE `territory_id` = {territory_id}</text:p>
            <text:p><text:s text:c="2"/>AND `finish_time` BETWEEN {last_visit} AND NOW();</text:p>
          </table:table-cell>
          <table:table-cell office:value-type="string" table:style-name="ce48">
            <text:p>[pending]</text:p>
            <text:p><text:span text:style-name="T2">다른 유저로부터 선전포고를 당한 후 완료 처리가 안된 전쟁 조회</text:span></text:p>
          </table:table-cell>
          <table:table-cell office:value-type="string" table:style-name="ce8">
            <text:p>*<text:s/><text:span text:style-name="T9">휴면의</text:span><text:s/><text:span text:style-name="T9">경우</text:span><text:s/>between<text:s/><text:span text:style-name="T9">의</text:span><text:s/><text:span text:style-name="T9">범위가</text:span><text:s/><text:span text:style-name="T9">클때</text:span><text:s/><text:span text:style-name="T9">인덱스</text:span><text:s/><text:span text:style-name="T9">안타요</text:span></text:p>
          </table:table-cell>
          <table:table-cell table:style-name="ce10"/>
          <table:table-cell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`war_id`, `attack`, `manpower`</text:p>
            <text:p>FROM `war`</text:p>
            <text:p>WHERE `user_id` = {user_id}</text:p>
            <text:p><text:s text:c="2"/>AND `finish_time` BETWEEN {last_visit} AND NOW();</text:p>
          </table:table-cell>
          <table:table-cell office:value-type="string" table:style-name="ce66">
            <text:p>[pending]</text:p>
            <text:p>마지막<text:span text:style-name="T2"><text:s/>접속이후 완료된 전쟁</text:span><text:span text:style-name="T2">(</text:span><text:span text:style-name="T2">출전</text:span><text:span text:style-name="T2">)<text:s/></text:span><text:span text:style-name="T2">조회</text:span></text:p>
          </table:table-cell>
          <table:table-cell office:value-type="string" table:style-name="ce8">
            <text:p>*<text:s/><text:span text:style-name="T9">휴면의</text:span><text:s/><text:span text:style-name="T9">경우</text:span><text:s/>between<text:s/><text:span text:style-name="T9">의</text:span><text:s/><text:span text:style-name="T9">범위가</text:span><text:s/><text:span text:style-name="T9">클때</text:span><text:s/><text:span text:style-name="T9">인덱스</text:span><text:s/><text:span text:style-name="T9">안타요</text:span></text:p>
          </table:table-cell>
          <table:table-cell table:style-name="ce10"/>
          <table:table-cell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`war_id`</text:p>
            <text:p>FROM `war`</text:p>
            <text:p>WHERE `user_id` = {user_id}</text:p>
            <text:p><text:s text:c="2"/>AND `finish_time` &lt; SUBDATE(NOW(), INTERVAL {expire_date_war} DAY);</text:p>
          </table:table-cell>
          <table:table-cell office:value-type="string" table:style-name="ce67">
            <text:p>[pending]</text:p>
            <text:p><text:span text:style-name="T2">만료된 전쟁 정보</text:span></text:p>
          </table:table-cell>
          <table:table-cell office:value-type="string" table:style-name="ce8">
            <text:p>* expire_date_war<text:s/><text:span text:style-name="T9">연산해서</text:span><text:s/><text:span text:style-name="T9">넣어줄께요</text:span></text:p>
          </table:table-cell>
          <table:table-cell table:style-name="ce10"/>
          <table:table-cell table:style-name="ce11"/>
          <table:table-cell table:number-columns-repeated="16376"/>
        </table:table-row>
        <table:table-row table:style-name="ro12">
          <table:table-cell/>
          <table:table-cell office:value-type="string" table:number-columns-spanned="1" table:number-rows-spanned="4" table:style-name="ce18">
            <text:p>occupation</text:p>
          </table:table-cell>
          <table:table-cell office:value-type="string" table:number-columns-spanned="1" table:number-rows-spanned="4" table:style-name="ce24">
            <text:p>CREATE TABLE `occupation` (</text:p>
            <text:p><text:s text:c="2"/>`occupation_id` BIGINT <text:s text:c="5"/>NOT NULL <text:s text:c="5"/>AUTO_INCREMENT,</text:p>
            <text:p><text:s text:c="2"/>`raid_id` <text:s text:c="6"/>BIGINT <text:s text:c="5"/>NOT NULL,</text:p>
            <text:p><text:s text:c="2"/>`territory_id` <text:s/>BIGINT <text:s text:c="5"/>NOT NULL,</text:p>
            <text:p><text:s text:c="2"/>`user_id` <text:s text:c="6"/>BIGINT <text:s text:c="5"/>NOT NULL,</text:p>
            <text:p><text:s text:c="2"/>`finish_time` <text:s text:c="2"/>TIMESTAMP <text:s text:c="2"/>NOT NULL,</text:p>
            <text:p><text:s text:c="2"/>`last_update` <text:s text:c="2"/>TIMESTAMP <text:s text:c="2"/>NULL,</text:p>
            <text:p><text:s text:c="2"/>PRIMARY KEY (`occupation_Id`),</text:p>
            <text:p><text:s text:c="2"/>INDEX `idx_raid` (`raid_id`),</text:p>
            <text:p><text:s text:c="2"/>INDEX `idx_user_occupation` (`user_id`, `finish_time`),</text:p>
            <text:p><text:s text:c="2"/>INDEX `idx_finish_territory` (`territory_id`, `finish_time`)</text:p>
            <text:p>) COLLATE='utf8_unicode_ci' ENGINE=InnoDB;</text:p>
            <text:p/>
            <text:p>/**<text:s/><text:span text:style-name="T2">점령</text:span><text:s/><text:span text:style-name="T2">정보</text:span><text:span text:style-name="T2"/></text:p>
            <text:p><text:s text:c="2"/>* @desc:<text:s/><text:span text:style-name="T2">유저</text:span><text:span text:style-name="T2"/></text:p>
            <text:p><text:s text:c="2"/>* occupation_id:<text:s text:c="4"/><text:span text:style-name="T2">점령</text:span><text:s/>id (AUTO_INC) [PK]</text:p>
            <text:p><text:s text:c="2"/>* raid_id:<text:s text:c="10"/><text:span text:style-name="T2">점령하기</text:span><text:s/><text:span text:style-name="T2">위해</text:span><text:s/><text:span text:style-name="T2">시도했던</text:span><text:s/><text:span text:style-name="T2">레이드</text:span><text:s/>id</text:p>
            <text:p><text:s text:c="2"/>* user_id:<text:s text:c="10"/><text:span text:style-name="T2">유저</text:span><text:s/>id</text:p>
            <text:p><text:s text:c="2"/>* territory_id:<text:s text:c="5"/><text:span text:style-name="T2">영토</text:span><text:s/>id (<text:span text:style-name="T2">기획</text:span>)</text:p>
            <text:p><text:s text:c="2"/>* finish_time:<text:s text:c="6"/><text:span text:style-name="T2">점령</text:span><text:s/><text:span text:style-name="T2">유지</text:span><text:s/><text:span text:style-name="T2">완료</text:span><text:s/><text:span text:style-name="T2">시간</text:span><text:span text:style-name="T2"/></text:p>
            <text:p>*/</text:p>
          </table:table-cell>
          <table:table-cell office:value-type="string" table:style-name="ce10">
            <text:p>INSERT INTO `occupation` (</text:p>
            <text:p><text:s text:c="2"/>`raid_id`,</text:p>
            <text:p><text:s text:c="2"/>`territory_id`,</text:p>
            <text:p><text:s text:c="2"/>`user_id`,</text:p>
            <text:p><text:s text:c="2"/>`finish_time`,</text:p>
            <text:p><text:s text:c="2"/>`last_update`</text:p>
            <text:p>) VALUES (</text:p>
            <text:p><text:s text:c="2"/>{raid_id},</text:p>
            <text:p><text:s text:c="2"/>{territory_id},</text:p>
            <text:p><text:s text:c="2"/>{user_id},</text:p>
            <text:p><text:s text:c="2"/>{finish_time},</text:p>
            <text:p><text:s text:c="2"/>NOW()</text:p>
            <text:p>), ...;</text:p>
          </table:table-cell>
          <table:table-cell office:value-type="string" table:style-name="ce54">
            <text:p>점령<text:span text:style-name="T2"><text:s/>정보 추가</text:span></text:p>
          </table:table-cell>
          <table:table-cell office:value-type="string" table:style-name="ce8">
            <text:p>*<text:s/><text:span text:style-name="T9">옆에</text:span><text:s/><text:span text:style-name="T9">조인쿼리</text:span><text:s/><text:span text:style-name="T9">전체</text:span><text:s/><text:span text:style-name="T9">스캔이지</text:span><text:s/><text:span text:style-name="T9">않나여</text:span>….</text:p>
          </table:table-cell>
          <table:table-cell office:value-type="string" table:style-name="ce10">
            <text:p>SELECT *</text:p>
            <text:p>FROM `occupation` AS `o`, `user` AS `u`</text:p>
            <text:p>WHERE `u`.`territory_id` = `o`.`territory_id`</text:p>
            <text:p><text:s text:c="2"/>AND `o`.`territory_id` = {territory_id}</text:p>
            <text:p><text:s text:c="2"/>AND `o`.`finish_time` &gt;= NOW();</text:p>
          </table:table-cell>
          <table:table-cell office:value-type="string" table:style-name="ce17">
            <text:p>현재 해당 영토를 점령중인 유저 정보 조회</text:p>
          </table:table-cell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SELECT DISTINCT `raid_id`</text:p>
            <text:p>FROM `occupation`</text:p>
            <text:p>WHERE `user_id` = {user_id}</text:p>
            <text:p><text:s text:c="2"/>AND `finish_time` &lt; NOW();</text:p>
          </table:table-cell>
          <table:table-cell office:value-type="string" table:style-name="ce54">
            <text:p>점령<text:span text:style-name="T2"><text:s/>기간이 끝난 레이드 번호 조회</text:span></text:p>
          </table:table-cell>
          <table:table-cell table:style-name="ce8"/>
          <table:table-cell table:style-name="ce10"/>
          <table:table-cell table:style-name="ce17"/>
          <table:table-cell table:number-columns-repeated="16376"/>
        </table:table-row>
        <table:table-row table:style-name="ro18">
          <table:table-cell/>
          <table:covered-table-cell/>
          <table:covered-table-cell/>
          <table:table-cell office:value-type="string" table:style-name="ce10">
            <text:p>DELETE FROM `occupation`</text:p>
            <text:p>WHERE `user_id` = {user_id}</text:p>
            <text:p><text:s text:c="2"/>AND `finish_time` &lt; SUBDATE(NOW(), INTERVAL {expire_date_occupation} DAY);</text:p>
          </table:table-cell>
          <table:table-cell office:value-type="string" table:style-name="ce43">
            <text:p>점령 기간이 만료된 데이터 삭제</text:p>
          </table:table-cell>
          <table:table-cell office:value-type="string" table:style-name="ce8">
            <text:p>*<text:s/><text:span text:style-name="T9">점령이</text:span><text:s/><text:span text:style-name="T9">기간제인가여</text:span>?<text:s/><text:span text:style-name="T9">일정기간이</text:span><text:s/><text:span text:style-name="T9">지나면</text:span><text:s/><text:span text:style-name="T9">종료되는건가여</text:span>…</text:p>
            <text:p>*<text:s/><text:span text:style-name="T9">연산함수안에</text:span><text:s/><text:span text:style-name="T9">집계들어가면</text:span><text:s/><text:span text:style-name="T9">비효율적일것같은데</text:span>..</text:p>
          </table:table-cell>
          <table:table-cell table:style-name="ce10"/>
          <table:table-cell table:style-name="ce17"/>
          <table:table-cell table:number-columns-repeated="16376"/>
        </table:table-row>
        <table:table-row table:style-name="ro19">
          <table:table-cell/>
          <table:covered-table-cell/>
          <table:covered-table-cell/>
          <table:table-cell office:value-type="string" table:style-name="ce10">
            <text:p/>
            <text:p>UPDATE `occupation`</text:p>
            <text:p>SET `finish_time` = NOW()</text:p>
            <text:p>WHERE `raid_id` = {before_raid_id};</text:p>
          </table:table-cell>
          <table:table-cell office:value-type="string" table:style-name="ce43">
            <text:p>특정 레이드를 통해 점령했던 정보에서 점령 만료기간을 갱신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20">
          <table:table-cell/>
          <table:table-cell office:value-type="string" table:number-columns-spanned="1" table:number-rows-spanned="3" table:style-name="ce18">
            <text:p>alliance</text:p>
          </table:table-cell>
          <table:table-cell office:value-type="string" table:number-columns-spanned="1" table:number-rows-spanned="3" table:style-name="ce24">
            <text:p>CREATE TABLE `alliance` (</text:p>
            <text:p><text:s text:c="2"/>`alliance_id` <text:s text:c="4"/>BIGINT <text:s text:c="5"/>NOT NULL <text:s text:c="5"/>AUTO_INCREMENT,</text:p>
            <text:p><text:s text:c="2"/>`unique_key` <text:s text:c="5"/>VARCHAR(50) NOT NULL,</text:p>
            <text:p><text:s text:c="2"/>`is_accepted` <text:s text:c="4"/>TINYINT <text:s text:c="4"/>NOT NULL,</text:p>
            <text:p><text:s text:c="2"/>`req_user_id` <text:s text:c="4"/>BIGINT <text:s text:c="5"/>NOT NULL,</text:p>
            <text:p><text:s text:c="2"/>`res_user_id` <text:s text:c="4"/>BIGINT <text:s text:c="5"/>NOT NULL,</text:p>
            <text:p><text:s text:c="2"/>`created_date` <text:s text:c="3"/>TIMESTAMP <text:s text:c="2"/>NOT NULL,</text:p>
            <text:p><text:s text:c="2"/>`last_update` <text:s text:c="4"/>TIMESTAMP <text:s text:c="2"/>NOT NULL,</text:p>
            <text:p><text:s text:c="2"/>PRIMARY KEY (`alliance_id`),</text:p>
            <text:p><text:s text:c="2"/>UNIQUE INDEX `uk_idx` (`unique_key`),</text:p>
            <text:p><text:s text:c="2"/>INDEX `idx_req_user` (`req_user_id`, `is_accepted`),</text:p>
            <text:p><text:s text:c="2"/>INDEX `idx_res_user` (`res_user_id`, `is_accepted`)</text:p>
            <text:p>) COLLATE='utf8_unicode_ci' ENGIEN=InnoDB;</text:p>
            <text:p/>
            <text:p>/**<text:s/><text:span text:style-name="T2">동맹</text:span><text:s/><text:span text:style-name="T2">정보</text:span><text:s/><text:span text:style-name="T2">테이블</text:span><text:s/><text:span text:style-name="T2">구현</text:span><text:span text:style-name="T2"/></text:p>
            <text:p><text:s text:c="2"/>* @desc:<text:s/><text:span text:style-name="T2">유저</text:span><text:s/><text:span text:style-name="T2">상호간</text:span><text:s/><text:span text:style-name="T2">동맹</text:span><text:s/><text:span text:style-name="T2">정보</text:span><text:span text:style-name="T2"/></text:p>
            <text:p><text:s text:c="2"/>* alliance_id:<text:s text:c="6"/><text:span text:style-name="T2">동맹</text:span><text:s/>id (AUTO_INC) [PK]</text:p>
            <text:p><text:s text:c="2"/>* unique_key:<text:s text:c="7"/><text:span text:style-name="T2">동맹</text:span><text:s/><text:span text:style-name="T2">중복</text:span><text:s/><text:span text:style-name="T2">신청</text:span><text:s/><text:span text:style-name="T2">방지</text:span><text:s/><text:span text:style-name="T2">컬럼</text:span><text:s/>(id<text:span text:style-name="T2">를</text:span><text:s/><text:span text:style-name="T2">정렬하여</text:span><text:s/>':'<text:span text:style-name="T2">으로</text:span><text:s/><text:span text:style-name="T2">연결한</text:span><text:s/><text:span text:style-name="T2">문자열</text:span>)</text:p>
            <text:p><text:s text:c="2"/>* is_accepted:<text:s text:c="6"/><text:span text:style-name="T2">동맹</text:span><text:s/><text:span text:style-name="T2">수락</text:span><text:s/><text:span text:style-name="T2">여부</text:span><text:span text:style-name="T2"/></text:p>
            <text:p><text:s text:c="2"/>* req_user_id:<text:s text:c="6"/><text:span text:style-name="T2">동맹</text:span><text:s/><text:span text:style-name="T2">요청을</text:span><text:s/><text:span text:style-name="T2">보낸</text:span><text:s/><text:span text:style-name="T2">유저</text:span><text:s/>id</text:p>
            <text:p><text:s text:c="2"/>* res_user_id:<text:s text:c="6"/><text:span text:style-name="T2">동맹</text:span><text:s/><text:span text:style-name="T2">요청을</text:span><text:s/><text:span text:style-name="T2">받은</text:span><text:s/><text:span text:style-name="T2">유저</text:span><text:s/>id</text:p>
            <text:p><text:s text:c="2"/>* created_date:<text:s text:c="5"/><text:span text:style-name="T2">동맹</text:span><text:s/><text:span text:style-name="T2">요청</text:span><text:s/><text:span text:style-name="T2">생성</text:span><text:s/><text:span text:style-name="T2">시간</text:span><text:span text:style-name="T2"/></text:p>
            <text:p>*/</text:p>
          </table:table-cell>
          <table:table-cell office:value-type="string" table:style-name="ce10">
            <text:p>INSERT INTO `alliance` (</text:p>
            <text:p><text:s text:c="2"/>`unique_key`</text:p>
            <text:p><text:s text:c="2"/>`is_accepted`,</text:p>
            <text:p><text:s text:c="2"/>`req_user_id`,</text:p>
            <text:p><text:s text:c="2"/>`res_user_id`,</text:p>
            <text:p><text:s text:c="2"/>`created_date`,</text:p>
            <text:p><text:s text:c="2"/>`last_update`</text:p>
            <text:p>) VALUES (</text:p>
            <text:p><text:s text:c="2"/>{unique_key}</text:p>
            <text:p><text:s text:c="2"/>FALSE,</text:p>
            <text:p><text:s text:c="2"/>{req_user_id},</text:p>
            <text:p><text:s text:c="2"/>{res_user_id},</text:p>
            <text:p><text:s text:c="2"/>NOW(),</text:p>
            <text:p><text:s text:c="2"/>NOW()</text:p>
            <text:p>);</text:p>
          </table:table-cell>
          <table:table-cell office:value-type="string" table:style-name="ce49">
            <text:p>유저 동맹 요청</text:p>
          </table:table-cell>
          <table:table-cell office:value-type="string" table:style-name="ce8">
            <text:p>*<text:s/><text:span text:style-name="T9">옆에</text:span><text:s/><text:span text:style-name="T9">조인쿼리</text:span><text:s/>..<text:span text:style-name="T9">현명하게</text:span><text:s/>union<text:s/><text:span text:style-name="T9">쓰지</text:span><text:s/><text:span text:style-name="T9">않는방법에</text:span><text:s/><text:span text:style-name="T9">대해</text:span><text:s/><text:span text:style-name="T9">고민해봅시다</text:span>.</text:p>
            <text:p><text:span text:style-name="T9">예를들면</text:span><text:s/><text:span text:style-name="T9">내가</text:span><text:s/><text:span text:style-name="T9">동맹을</text:span><text:s/><text:span text:style-name="T9">요청하면</text:span></text:p>
            <text:p>userno/<text:s/><text:span text:style-name="T9">상대방</text:span><text:s/>userno</text:p>
            <text:p><text:span text:style-name="T9">상대방</text:span>userno/<text:span text:style-name="T9">내</text:span><text:s/>userno<text:s/><text:span text:style-name="T9">이렇게</text:span><text:s/><text:span text:style-name="T9">두번</text:span><text:s/>insert<text:s/><text:span text:style-name="T9">되면</text:span><text:span text:style-name="T9"/></text:p>
            <text:p>userno<text:s/><text:span text:style-name="T9">만으로도</text:span><text:s/><text:span text:style-name="T9">검색되지</text:span><text:s/><text:span text:style-name="T9">않을까여</text:span>?</text:p>
          </table:table-cell>
          <table:table-cell office:value-type="string" table:style-name="ce10">
            <text:p>SELECT</text:p>
            <text:p><text:s text:c="2"/>`a`.`alliance_id`, `a`.`created_date`, `a`.`last_update`,</text:p>
            <text:p><text:s text:c="2"/>`u`.`user_id`, `u`.`name`, `u`.`territory_id`</text:p>
            <text:p>FROM `alliance` AS `a`, `user` AS `u`</text:p>
            <text:p>WHERE `a`.`res_user_id` = `u`.`user_id`</text:p>
            <text:p><text:s text:c="2"/>AND `a`.`req_user_id` = {user_id}</text:p>
            <text:p><text:s text:c="2"/>AND `is_accepted` = TRUE</text:p>
            <text:p>UNION</text:p>
            <text:p>SELECT</text:p>
            <text:p><text:s text:c="2"/>`a`.`alliance_id`, `a`.`created_date`, `a`.`last_update`,</text:p>
            <text:p><text:s text:c="2"/>`u`.`user_id`, `u`.`name`, `u`.`territory_id`</text:p>
            <text:p>FROM `alliance` AS `a`, `user` AS `u`</text:p>
            <text:p>WHERE `a`.`req_user_id` = `u`.`user_id`</text:p>
            <text:p><text:s text:c="2"/>AND `a`.`res_user_id` = {user_id}</text:p>
            <text:p><text:s text:c="2"/>AND `is_accepted` = TRUE</text:p>
          </table:table-cell>
          <table:table-cell office:value-type="string" table:style-name="ce11">
            <text:p><text:span text:style-name="T2">현재 자신과 동맹 중인 유저</text:span><text:s/><text:span text:style-name="T2">조회</text:span></text:p>
          </table:table-cell>
          <table:table-cell table:number-columns-repeated="16376"/>
        </table:table-row>
        <table:table-row table:style-name="ro11">
          <table:table-cell/>
          <table:covered-table-cell/>
          <table:covered-table-cell/>
          <table:table-cell office:value-type="string" table:style-name="ce10">
            <text:p>UPDATE `alliance`</text:p>
            <text:p>SET `is_accepted` = TRUE</text:p>
            <text:p>WHERE `alliance_id` = {alliance_id};</text:p>
          </table:table-cell>
          <table:table-cell office:value-type="string" table:style-name="ce55">
            <text:p>동맹 상태 수락으로 갱신</text:p>
          </table:table-cell>
          <table:table-cell office:value-type="string" table:style-name="ce8">
            <text:p>*<text:s/><text:span text:style-name="T9">미수락인거</text:span><text:s/><text:span text:style-name="T9">남길필요</text:span><text:s/><text:span text:style-name="T9">없음</text:span><text:span text:style-name="T9"/></text:p>
            <text:p><text:span text:style-name="T9">대기용</text:span><text:s/>table<text:s/><text:span text:style-name="T9">을</text:span><text:s/><text:span text:style-name="T9">따로</text:span><text:s/><text:span text:style-name="T9">빼면</text:span><text:s/><text:span text:style-name="T9">되지</text:span><text:s/><text:span text:style-name="T9">않을까여</text:span></text:p>
          </table:table-cell>
          <table:table-cell office:value-type="string" table:style-name="ce10">
            <text:p>SELECT</text:p>
            <text:p><text:s text:c="2"/>`a`.`alliance_id`, `a`.`created_date`, `a`.`last_update`,</text:p>
            <text:p><text:s text:c="2"/>`u`.`user_id`, `u`.`name`, `u`.`territory_id`</text:p>
            <text:p>FROM `user` AS `u`, `alliance` AS `a`</text:p>
            <text:p>WHERE `u`.`user_id` = `a`.`req_user_id`</text:p>
            <text:p><text:s text:c="2"/>AND `a`.`res_user_id` = {user_id}</text:p>
            <text:p><text:s text:c="2"/>AND `a`.`is_accepted` = FALSE;</text:p>
          </table:table-cell>
          <table:table-cell office:value-type="string" table:style-name="ce17">
            <text:p>다른 유저로부터 받은 동맹 정보 중 수락이 아직 안된 요청 조회</text:p>
          </table:table-cell>
          <table:table-cell table:number-columns-repeated="16376"/>
        </table:table-row>
        <table:table-row table:style-name="ro11">
          <table:table-cell/>
          <table:covered-table-cell/>
          <table:covered-table-cell/>
          <table:table-cell office:value-type="string" table:style-name="ce10">
            <text:p>SELECT *</text:p>
            <text:p>FROM `alliance`</text:p>
            <text:p>WHERE `unique_key` = {unique_key}</text:p>
          </table:table-cell>
          <table:table-cell office:value-type="string" table:style-name="ce43">
            <text:p>서로 동맹 신청을 보낸 적이 있는지 검사</text:p>
          </table:table-cell>
          <table:table-cell office:value-type="string" table:style-name="ce8">
            <text:p>*<text:s/><text:span text:style-name="T9">했으면</text:span><text:s/><text:span text:style-name="T9">다시는</text:span><text:s/><text:span text:style-name="T9">동맹신청</text:span><text:s/><text:span text:style-name="T9">못함</text:span>?</text:p>
          </table:table-cell>
          <table:table-cell office:value-type="string" table:style-name="ce10">
            <text:p>SELECT</text:p>
            <text:p><text:s text:c="2"/>`a`.`alliance_id`, `a`.`created_date`, `a`.`last_update`,</text:p>
            <text:p><text:s text:c="2"/>`u`.`user_id`, `u`.`name`, `u`.`territory_id`</text:p>
            <text:p>FROM `user` AS `u`, `alliance` AS `a`</text:p>
            <text:p>WHERE `u`.`user_id` = `a`.`req_user_id`</text:p>
            <text:p><text:s text:c="2"/>AND `a`.`res_user_id` = {user_id}</text:p>
            <text:p><text:s text:c="2"/>AND `a`.`is_accepted` = FALSE;</text:p>
          </table:table-cell>
          <table:table-cell office:value-type="string" table:style-name="ce17">
            <text:p>다른 유저에게 보낸 동맹 정보 중 수락이 아직 안된 요청 조회</text:p>
          </table:table-cell>
          <table:table-cell table:number-columns-repeated="16376"/>
        </table:table-row>
        <table:table-row table:style-name="ro10">
          <table:table-cell/>
          <table:table-cell office:value-type="string" table:number-columns-spanned="1" table:number-rows-spanned="4" table:style-name="ce18">
            <text:p>mail</text:p>
          </table:table-cell>
          <table:table-cell office:value-type="string" table:number-columns-spanned="1" table:number-rows-spanned="4" table:style-name="ce24">
            <text:p>CREATE TABLE `mail` (</text:p>
            <text:p><text:s text:c="2"/>`mail_id` <text:s text:c="12"/>BIGINT <text:s text:c="5"/>NOT NULL <text:s text:c="3"/>AUTO_INCREMENT,</text:p>
            <text:p><text:s text:c="2"/>`from_user_id` <text:s text:c="7"/>BIGINT <text:s text:c="5"/>NOT NULL,</text:p>
            <text:p><text:s text:c="2"/>`to_user_id` <text:s text:c="9"/>BIGINT <text:s text:c="5"/>NOT NULL,</text:p>
            <text:p><text:s text:c="2"/>`tactical_resource` <text:s text:c="2"/>BIGINT <text:s text:c="5"/>NOT NULL,</text:p>
            <text:p><text:s text:c="2"/>`food_resource` <text:s text:c="6"/>BIGINT <text:s text:c="5"/>NOT NULL,</text:p>
            <text:p><text:s text:c="2"/>`luxury_resource` <text:s text:c="4"/>BIGINT <text:s text:c="5"/>NOT NULL,</text:p>
            <text:p><text:s text:c="2"/>`is_accepted` <text:s text:c="8"/>TINYINT <text:s text:c="4"/>NOT NULL,</text:p>
            <text:p><text:s text:c="2"/>`created_date` <text:s text:c="7"/>TIMESTAMP <text:s text:c="2"/>NOT NULL,</text:p>
            <text:p><text:s text:c="2"/>`last_update` <text:s text:c="8"/>TIMESTAMP <text:s text:c="2"/>NOT NULL,</text:p>
            <text:p><text:s text:c="2"/>PRIMARY KEY (`mail_id`),</text:p>
            <text:p>INDEX `idx_to_user` (`to_user_id`, `is_accepted`, `last_update`)</text:p>
            <text:p>) COLLATE='utf8_unicode_ci' ENGIEN=InnoDB;</text:p>
            <text:p/>
            <text:p>/**<text:s/><text:span text:style-name="T2">동맹</text:span><text:s/><text:span text:style-name="T2">유저간</text:span><text:s/><text:span text:style-name="T2">자원</text:span><text:s/><text:span text:style-name="T2">공유용</text:span><text:s/><text:span text:style-name="T2">우편</text:span><text:s/><text:span text:style-name="T2">테이블</text:span><text:span text:style-name="T2"/></text:p>
            <text:p><text:s text:c="2"/>* @desc:<text:s/><text:span text:style-name="T2">서로</text:span><text:s/><text:span text:style-name="T2">동맹인</text:span><text:s/><text:span text:style-name="T2">유저</text:span><text:s/><text:span text:style-name="T2">끼리</text:span><text:s/><text:span text:style-name="T2">우편을</text:span><text:s/><text:span text:style-name="T2">주고</text:span><text:s/><text:span text:style-name="T2">받을</text:span><text:s/><text:span text:style-name="T2">수</text:span><text:s/><text:span text:style-name="T2">있기</text:span><text:s/><text:span text:style-name="T2">위한</text:span><text:s/><text:span text:style-name="T2">정보</text:span><text:span text:style-name="T2"/></text:p>
            <text:p><text:s text:c="2"/>* mail_id:<text:s text:c="14"/><text:span text:style-name="T2">우편</text:span><text:s/>id (AUTO_INC) [PK]</text:p>
            <text:p><text:s text:c="2"/>* from_user_id:<text:s text:c="9"/><text:span text:style-name="T2">우편</text:span><text:s/><text:span text:style-name="T2">발신</text:span><text:s/><text:span text:style-name="T2">유저</text:span><text:s/>id</text:p>
            <text:p><text:s text:c="2"/>* to_user_id:<text:s text:c="11"/><text:span text:style-name="T2">우편</text:span><text:s/><text:span text:style-name="T2">송신</text:span><text:s/><text:span text:style-name="T2">유저</text:span><text:s/>id</text:p>
            <text:p><text:s text:c="2"/>* tactical_resource:<text:s text:c="4"/><text:span text:style-name="T2">전략</text:span><text:s/><text:span text:style-name="T2">자원</text:span><text:s/><text:span text:style-name="T2">수량</text:span><text:span text:style-name="T2"/></text:p>
            <text:p><text:s text:c="2"/>* food_resource:<text:s text:c="8"/><text:span text:style-name="T2">식량</text:span><text:s/><text:span text:style-name="T2">자원</text:span><text:s/><text:span text:style-name="T2">수량</text:span><text:span text:style-name="T2"/></text:p>
            <text:p><text:s text:c="2"/>* luxury_resource:<text:s text:c="6"/><text:span text:style-name="T2">사치</text:span><text:s/><text:span text:style-name="T2">자원</text:span><text:s/><text:span text:style-name="T2">수량</text:span><text:span text:style-name="T2"/></text:p>
            <text:p><text:s text:c="2"/>* created_date:<text:s text:c="9"/><text:span text:style-name="T2">보낸</text:span><text:s/><text:span text:style-name="T2">날짜</text:span><text:span text:style-name="T2"/></text:p>
            <text:p>*/</text:p>
          </table:table-cell>
          <table:table-cell office:value-type="string" table:style-name="ce10">
            <text:p>INSERT INTO `mail` (</text:p>
            <text:p><text:s text:c="2"/>`from_user_id`,</text:p>
            <text:p><text:s text:c="2"/>`to_user_id`,</text:p>
            <text:p><text:s text:c="2"/>`tactical_resource`,</text:p>
            <text:p><text:s text:c="2"/>`food_resource`,</text:p>
            <text:p><text:s text:c="2"/>`luxury_resource`,</text:p>
            <text:p><text:s text:c="2"/>`is_accepted`,</text:p>
            <text:p><text:s text:c="2"/>`created_date`,</text:p>
            <text:p><text:s text:c="2"/>`last_update`</text:p>
            <text:p>) VALUES (</text:p>
            <text:p><text:s text:c="2"/>{from_user_id},</text:p>
            <text:p><text:s text:c="2"/>{to_user_id},</text:p>
            <text:p><text:s text:c="2"/>{tactical_resource},</text:p>
            <text:p><text:s text:c="2"/>{food_resource},</text:p>
            <text:p><text:s text:c="2"/>{luxury_resource},</text:p>
            <text:p><text:s text:c="2"/>FALSE,</text:p>
            <text:p><text:s text:c="2"/>NOW(),</text:p>
            <text:p><text:s text:c="2"/>NOW()</text:p>
            <text:p>);</text:p>
          </table:table-cell>
          <table:table-cell office:value-type="string" table:style-name="ce56">
            <text:p>메일 정보 추가</text:p>
          </table:table-cell>
          <table:table-cell office:value-type="string" table:style-name="ce8">
            <text:p>* last_update -&gt;<text:s/><text:span text:style-name="T9">받은날짜로</text:span><text:s/><text:span text:style-name="T9">수정하고</text:span><text:s/>null<text:s/><text:span text:style-name="T9">처리</text:span>?</text:p>
            <text:p><text:span text:style-name="T9">그럼</text:span><text:s/>is_accepted<text:s/><text:span text:style-name="T9">컬럼없어져도</text:span><text:s/><text:span text:style-name="T9">대고</text:span><text:s/><text:span text:style-name="T9">비효율적인</text:span><text:s/><text:span text:style-name="T9">인덱스</text:span><text:s/><text:span text:style-name="T9">삭제가능</text:span></text:p>
          </table:table-cell>
          <table:table-cell table:number-columns-repeated="2" table:style-name="ce11"/>
          <table:table-cell table:number-columns-repeated="16376"/>
        </table:table-row>
        <table:table-row table:style-name="ro5">
          <table:table-cell/>
          <table:covered-table-cell/>
          <table:covered-table-cell/>
          <table:table-cell office:value-type="string" table:style-name="ce10">
            <text:p>SELECT *</text:p>
            <text:p>FROM `mail`</text:p>
            <text:p>WHERE `to_user_id` = {user_id};</text:p>
          </table:table-cell>
          <table:table-cell office:value-type="string" table:style-name="ce50">
            <text:p>다른<text:span text:style-name="T2"><text:s/>유저로부터 온 메일 조회</text:span>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4">
          <table:table-cell/>
          <table:covered-table-cell/>
          <table:covered-table-cell/>
          <table:table-cell office:value-type="string" table:style-name="ce10">
            <text:p>DELETE FROM `mail`</text:p>
            <text:p>WHERE `to_user_id` = {user_id}</text:p>
            <text:p><text:s text:c="2"/>AND `is_accepted` = TRUE</text:p>
            <text:p><text:s text:c="2"/>AND `last_update` &lt; SUBDATE(NOW(), INTERVAL {expire_date_mail} DAY);</text:p>
          </table:table-cell>
          <table:table-cell office:value-type="string" table:style-name="ce51">
            <text:p>받았던 우편 중 기간이 만료된 데이터 삭제</text:p>
          </table:table-cell>
          <table:table-cell office:value-type="string" table:style-name="ce8">
            <text:p>*<text:s/><text:span text:style-name="T9">실행시점이</text:span><text:s/><text:span text:style-name="T9">언제일가요</text:span>?</text:p>
            <text:p><text:span text:style-name="T9">휴면유저</text:span><text:s/><text:span text:style-name="T9">는</text:span><text:s/><text:span text:style-name="T9">고려됫을까</text:span>..</text:p>
          </table:table-cell>
          <table:table-cell table:number-columns-repeated="2" table:style-name="ce11"/>
          <table:table-cell table:number-columns-repeated="16376"/>
        </table:table-row>
        <table:table-row table:style-name="ro21">
          <table:table-cell/>
          <table:covered-table-cell/>
          <table:covered-table-cell/>
          <table:table-cell office:value-type="string" table:style-name="ce10">
            <text:p>UPDATE `mail`</text:p>
            <text:p>SET `is_accepted` = TRUE</text:p>
            <text:p>WHERE `mail_id` = {mail_id};</text:p>
          </table:table-cell>
          <table:table-cell office:value-type="string" table:style-name="ce51">
            <text:p>메일 상태 수락으로 갱신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11">
          <table:table-cell/>
          <table:table-cell office:value-type="string" table:number-columns-spanned="1" table:number-rows-spanned="3" table:style-name="ce20">
            <text:p>raid</text:p>
          </table:table-cell>
          <table:table-cell office:value-type="string" table:number-columns-spanned="1" table:number-rows-spanned="3" table:style-name="ce23">
            <text:p>CREATE TABLE `raid` (</text:p>
            <text:p><text:s text:c="2"/>`raid_id` <text:s text:c="4"/>BIGINT <text:s text:c="5"/>NOT NULL <text:s text:c="7"/>AUTO_INCREMENT,</text:p>
            <text:p><text:s text:c="2"/>`user_id` <text:s text:c="4"/>BIGINT <text:s text:c="5"/>NOT NULL,</text:p>
            <text:p><text:s text:c="2"/>`finish_time` TIMESTAMP <text:s text:c="2"/>NOT NULL,</text:p>
            <text:p><text:s text:c="2"/>PRIMARY KEY (`raid_id`),</text:p>
            <text:p><text:s text:c="2"/>INDEX `idx_finish_time` (`finish_time`)</text:p>
            <text:p>) COLLATE='utf8_unicode_ci' ENGINE=InnoDB;</text:p>
            <text:p/>
            <text:p>/**<text:s/><text:span text:style-name="T2">레이드</text:span><text:s/><text:span text:style-name="T2">정보</text:span><text:span text:style-name="T2"/></text:p>
            <text:p><text:s text:c="2"/>* @des:<text:s/><text:span text:style-name="T2">레이드</text:span><text:s/><text:span text:style-name="T2">신청시</text:span><text:s/><text:span text:style-name="T2">생성되는</text:span><text:s/><text:span text:style-name="T2">레이드</text:span><text:s/><text:span text:style-name="T2">정보</text:span><text:span text:style-name="T2"/></text:p>
            <text:p><text:s text:c="2"/>* raid_id:<text:s text:c="6"/><text:span text:style-name="T2">레이드</text:span><text:s/>id (AUTO_INC) [PK]</text:p>
            <text:p><text:s text:c="2"/>* user_id:<text:s text:c="6"/><text:span text:style-name="T2">레이드를</text:span><text:s/><text:span text:style-name="T2">신청한</text:span><text:s/><text:span text:style-name="T2">유저</text:span><text:s/>id</text:p>
            <text:p><text:s text:c="2"/>* finish_time:<text:s text:c="2"/><text:span text:style-name="T2">해당</text:span><text:s/><text:span text:style-name="T2">레이드</text:span><text:s/><text:span text:style-name="T2">정보가</text:span><text:s/><text:span text:style-name="T2">만료되는</text:span><text:s/><text:span text:style-name="T2">시간</text:span><text:s/>(<text:span text:style-name="T2">특수지역</text:span><text:s/><text:span text:style-name="T2">출전</text:span><text:s/><text:span text:style-name="T2">만료</text:span>/<text:span text:style-name="T2">점령전</text:span><text:s/><text:span text:style-name="T2">영토</text:span><text:s/><text:span text:style-name="T2">만료</text:span>)</text:p>
            <text:p>*/</text:p>
          </table:table-cell>
          <table:table-cell office:value-type="string" table:style-name="ce10">
            <text:p>INSERT INTO `raid` (</text:p>
            <text:p><text:s text:c="2"/>`user_id`,</text:p>
            <text:p><text:s text:c="2"/>`finish_time`</text:p>
            <text:p>) VALUES (</text:p>
            <text:p><text:s text:c="2"/>{raid_lead_user_id},</text:p>
            <text:p><text:s text:c="2"/>{finish_time}</text:p>
            <text:p>);</text:p>
          </table:table-cell>
          <table:table-cell office:value-type="string" table:style-name="ce52">
            <text:p>레이드<text:span text:style-name="T2"><text:s/>정보 생성</text:span></text:p>
          </table:table-cell>
          <table:table-cell table:style-name="ce8"/>
          <table:table-cell table:number-columns-repeated="2" table:style-name="ce11"/>
          <table:table-cell table:number-columns-repeated="16376"/>
        </table:table-row>
        <table:table-row table:style-name="ro22">
          <table:table-cell/>
          <table:covered-table-cell/>
          <table:covered-table-cell/>
          <table:table-cell office:value-type="string" table:style-name="ce10">
            <text:p>DELETE FROM `raid`</text:p>
            <text:p>WHERE `finish_time` &lt; SUBDATE(NOW(), INTERVAL {expire_date_raid} DAY);</text:p>
          </table:table-cell>
          <table:table-cell office:value-type="string" table:style-name="ce53">
            <text:p>레이드 만료 정보 삭제</text:p>
          </table:table-cell>
          <table:table-cell office:value-type="string" table:style-name="ce8">
            <text:p>*<text:s/><text:span text:style-name="T9">실행시점</text:span>.?</text:p>
            <text:p>Insert<text:s/><text:span text:style-name="T9">되는</text:span><text:s/><text:span text:style-name="T9">빈도가</text:span><text:s/><text:span text:style-name="T9">잦은가</text:span>?</text:p>
          </table:table-cell>
          <table:table-cell table:number-columns-repeated="2" table:style-name="ce11"/>
          <table:table-cell table:number-columns-repeated="16376"/>
        </table:table-row>
        <table:table-row table:style-name="ro23">
          <table:table-cell/>
          <table:covered-table-cell/>
          <table:covered-table-cell/>
          <table:table-cell office:value-type="string" table:style-name="ce10">
            <text:p>UPDATE `raid`</text:p>
            <text:p>SET `finish_time` = {finish_time}</text:p>
            <text:p>WHERE `raid_id` = {raid_id};</text:p>
          </table:table-cell>
          <table:table-cell office:value-type="string" table:style-name="ce53">
            <text:p>레이드 정보 만료기간 갱신</text:p>
          </table:table-cell>
          <table:table-cell office:value-type="string" table:style-name="ce8">
            <text:p>*<text:s/><text:span text:style-name="T9">레이드</text:span><text:s/><text:span text:style-name="T9">만료되기전</text:span><text:s/><text:span text:style-name="T9">갱신되기도</text:span><text:s/><text:span text:style-name="T9">하나여</text:span>?</text:p>
          </table:table-cell>
          <table:table-cell table:number-columns-repeated="2" table:style-name="ce11"/>
          <table:table-cell table:number-columns-repeated="16376"/>
        </table:table-row>
        <table:table-row table:number-rows-repeated="1048489" table:style-name="ro24">
          <table:table-cell table:number-columns-repeated="4"/>
          <table:table-cell table:style-name="ce25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  <style:font-face style:name="Consolas" svg:font-family="Consolas"/>
    <style:font-face style:name="돋움1" svg:font-family="돋움1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9P0"/>
    </number:currency-style>
    <style:style style:name="ConditionalStyle_1" style:family="table-cell" style:data-style-name="N0">
      <style:table-cell-properties style:vertical-align="middle" fo:background-color="#D9D9D9"/>
    </style:style>
    <style:style style:name="Excel_32_Built-in_32_Good" style:display-name="Excel Built-in Good" style:family="table-cell" style:data-style-name="N48">
      <style:table-cell-properties style:vertical-align="middle" fo:background-color="#C6EFCE"/>
      <style:text-properties fo:color="#006100" style:font-name="맑은 고딕" style:font-name-asian="맑은 고딕" style:font-name-complex="맑은 고딕"/>
    </style:style>
    <style:style style:name="Excel_32_Built-in_32_Neutral" style:display-name="Excel Built-in Neutral" style:family="table-cell" style:data-style-name="N48">
      <style:table-cell-properties style:vertical-align="middle" fo:background-color="#FFEB9C"/>
      <style:text-properties fo:color="#9C6500" style:font-name="맑은 고딕" style:font-name-asian="맑은 고딕" style:font-name-complex="맑은 고딕"/>
    </style: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fo:color="#000000" style:font-name="맑은 고딕" style:font-name-asian="맑은 고딕" style:font-name-complex="맑은 고딕"/>
    </style:style>
    <style:style style:name="Excel_32_Built-in_32_Normal_32_1" style:display-name="Excel Built-in Normal 1" style:family="table-cell" style:data-style-name="N48">
      <style:table-cell-properties style:vertical-align="middle" fo:background-color="transparent"/>
      <style:text-properties fo:color="#000000" style:font-name="맑은 고딕1" style:font-name-asian="맑은 고딕1" style:font-name-complex="맑은 고딕1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name="cf1" style:family="table-cell">
      <style:table-cell-properties fo:background-color="#D9D9D9"/>
      <style:text-properties style:font-family-generic="moder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bLEE</dc:creator>
    <dc:date>2019-06-12T00:39:32Z</dc:date>
    <meta:editing-cycles>1</meta:editing-cycles>
    <meta:editing-duration>PT3139S</meta:editing-duration>
  </office:meta>
</office:document-meta>
</file>